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 Fallback" style:font-name-complex="Lohit Hindi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577.81pt" svg:y="396.79pt">
            <loext:p draw:notify-on-update-of-ranges="Sheet1.B32:Sheet1.B132 Sheet1.C31:Sheet1.C31 Sheet1.C32:Sheet1.C132 Sheet1.B32:Sheet1.B132 Sheet1.D31:Sheet1.D31 Sheet1.D32:Sheet1.D132 Sheet1.B32:Sheet1.B132 Sheet1.E31:Sheet1.E31 Sheet1.E32:Sheet1.E132 Sheet1.B32:Sheet1.B132 Sheet1.F31:Sheet1.F31 Sheet1.F32:Sheet1.F1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453.51pt" svg:height="255.09pt" svg:x="560.55pt" svg:y="30.84pt">
            <loext:p draw:notify-on-update-of-ranges="Sheet1.B32:Sheet1.B132 Sheet1.E32:Sheet1.E1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office:value-type="string" calcext:value-type="string">
            <text:p>Tentativa de Modelação de acordo cas as dicas do Prof. Hu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Valores Iniciais: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empo de propagação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º de Nós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ercentagem Máxima de Recussos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elocidade de Propagação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/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/ms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alculos Intermédios: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ercentagem de recursos</text:p>
          </table:table-cell>
          <table:table-cell/>
          <table:table-cell office:value-type="string" calcext:value-type="string">
            <text:p>p</text:p>
          </table:table-cell>
          <table:table-cell table:formula="of:=[.E7]/[.E6]" office:value-type="float" office:value="0.4" calcext:value-type="float">
            <text:p>0.4</text:p>
          </table:table-cell>
          <table:table-cell office:value-type="string" calcext:value-type="string">
            <text:p>d/N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O raio aumenta linearmente com o tempo ?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e sim então r=v*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ntão definir a duração da simulação é difinir o tamanho da rede</text:p>
          </table:table-cell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Duração da simulação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áio Máximo da Rede</text:p>
          </table:table-cell>
          <table:table-cell/>
          <table:table-cell office:value-type="string" calcext:value-type="string">
            <text:p>R</text:p>
          </table:table-cell>
          <table:table-cell table:formula="of:=[.E8]*[.E19]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rea Total da rede</text:p>
          </table:table-cell>
          <table:table-cell/>
          <table:table-cell office:value-type="string" calcext:value-type="string">
            <text:p>A</text:p>
          </table:table-cell>
          <table:table-cell table:formula="of:=PI()*[.E20]^2" office:value-type="float" office:value="31415.9265358979" calcext:value-type="float">
            <text:p>31415.9265358979</text:p>
          </table:table-cell>
          <table:table-cell office:value-type="string" calcext:value-type="string">
            <text:p>pi*r²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Se é uma distribuição uniforme, podemos calcular a densidade de nós: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ensidade de Nós na rede</text:p>
          </table:table-cell>
          <table:table-cell/>
          <table:table-cell office:value-type="string" calcext:value-type="string">
            <text:p>Density</text:p>
          </table:table-cell>
          <table:table-cell table:formula="of:=[.E6]/[.E21]" office:value-type="float" office:value="0.00318309886183791" calcext:value-type="float">
            <text:p>0.0031830989</text:p>
          </table:table-cell>
          <table:table-cell office:value-type="string" calcext:value-type="string">
            <text:p>N/Area</text:p>
          </table:table-cell>
          <table:table-cell table:number-columns-repeated="2"/>
        </table:table-row>
        <table:table-row table:style-name="ro2" table:number-rows-repeated="5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t=v*t</text:p>
          </table:table-cell>
          <table:table-cell table:style-name="ce1" office:value-type="string" calcext:value-type="string">
            <text:p>pi*r²</text:p>
          </table:table-cell>
          <table:table-cell office:value-type="string" calcext:value-type="string">
            <text:p>Densidade*Area</text:p>
          </table:table-cell>
          <table:table-cell office:value-type="string" calcext:value-type="string">
            <text:p>Nós Cobertos *p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ea Atingida</text:p>
          </table:table-cell>
          <table:table-cell office:value-type="string" calcext:value-type="string">
            <text:p>Nós cobertos</text:p>
          </table:table-cell>
          <table:table-cell table:style-name="ce2" office:value-type="string" calcext:value-type="string">
            <text:p>Probabilidade de encontrar recurso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[.$E$8]*[.B32]" office:value-type="float" office:value="0" calcext:value-type="float">
            <text:p>0</text:p>
          </table:table-cell>
          <table:table-cell table:formula="of:=PI()*[.C32]^2" office:value-type="float" office:value="0" calcext:value-type="float">
            <text:p>0</text:p>
          </table:table-cell>
          <table:table-cell table:formula="of:=[.$E$24]*[.D32]" office:value-type="float" office:value="0" calcext:value-type="float">
            <text:p>0</text:p>
          </table:table-cell>
          <table:table-cell table:formula="of:=[.E32]*[.$E$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1" calcext:value-type="float">
            <text:p>0.001</text:p>
          </table:table-cell>
          <table:table-cell table:formula="of:=[.$E$8]*[.B33]" office:value-type="float" office:value="1" calcext:value-type="float">
            <text:p>1</text:p>
          </table:table-cell>
          <table:table-cell table:formula="of:=PI()*[.C33]^2" office:value-type="float" office:value="3.14159265358979" calcext:value-type="float">
            <text:p>3.1415926536</text:p>
          </table:table-cell>
          <table:table-cell table:formula="of:=[.$E$24]*[.D33]" office:value-type="float" office:value="0.01" calcext:value-type="float">
            <text:p>0.01</text:p>
          </table:table-cell>
          <table:table-cell table:formula="of:=[.E33]*[.$E$11]" office:value-type="float" office:value="0.004" calcext:value-type="float">
            <text:p>0.0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2" calcext:value-type="float">
            <text:p>0.002</text:p>
          </table:table-cell>
          <table:table-cell table:formula="of:=[.$E$8]*[.B34]" office:value-type="float" office:value="2" calcext:value-type="float">
            <text:p>2</text:p>
          </table:table-cell>
          <table:table-cell table:formula="of:=PI()*[.C34]^2" office:value-type="float" office:value="12.5663706143592" calcext:value-type="float">
            <text:p>12.5663706144</text:p>
          </table:table-cell>
          <table:table-cell table:formula="of:=[.$E$24]*[.D34]" office:value-type="float" office:value="0.04" calcext:value-type="float">
            <text:p>0.04</text:p>
          </table:table-cell>
          <table:table-cell table:formula="of:=[.E34]*[.$E$11]" office:value-type="float" office:value="0.016" calcext:value-type="float">
            <text:p>0.0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3" calcext:value-type="float">
            <text:p>0.003</text:p>
          </table:table-cell>
          <table:table-cell table:formula="of:=[.$E$8]*[.B35]" office:value-type="float" office:value="3" calcext:value-type="float">
            <text:p>3</text:p>
          </table:table-cell>
          <table:table-cell table:formula="of:=PI()*[.C35]^2" office:value-type="float" office:value="28.2743338823081" calcext:value-type="float">
            <text:p>28.2743338823</text:p>
          </table:table-cell>
          <table:table-cell table:formula="of:=[.$E$24]*[.D35]" office:value-type="float" office:value="0.09" calcext:value-type="float">
            <text:p>0.09</text:p>
          </table:table-cell>
          <table:table-cell table:formula="of:=[.E35]*[.$E$11]" office:value-type="float" office:value="0.036" calcext:value-type="float">
            <text:p>0.0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4" calcext:value-type="float">
            <text:p>0.004</text:p>
          </table:table-cell>
          <table:table-cell table:formula="of:=[.$E$8]*[.B36]" office:value-type="float" office:value="4" calcext:value-type="float">
            <text:p>4</text:p>
          </table:table-cell>
          <table:table-cell table:formula="of:=PI()*[.C36]^2" office:value-type="float" office:value="50.2654824574367" calcext:value-type="float">
            <text:p>50.2654824574</text:p>
          </table:table-cell>
          <table:table-cell table:formula="of:=[.$E$24]*[.D36]" office:value-type="float" office:value="0.16" calcext:value-type="float">
            <text:p>0.16</text:p>
          </table:table-cell>
          <table:table-cell table:formula="of:=[.E36]*[.$E$11]" office:value-type="float" office:value="0.064" calcext:value-type="float">
            <text:p>0.0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5" calcext:value-type="float">
            <text:p>0.005</text:p>
          </table:table-cell>
          <table:table-cell table:formula="of:=[.$E$8]*[.B37]" office:value-type="float" office:value="5" calcext:value-type="float">
            <text:p>5</text:p>
          </table:table-cell>
          <table:table-cell table:formula="of:=PI()*[.C37]^2" office:value-type="float" office:value="78.5398163397448" calcext:value-type="float">
            <text:p>78.5398163397</text:p>
          </table:table-cell>
          <table:table-cell table:formula="of:=[.$E$24]*[.D37]" office:value-type="float" office:value="0.25" calcext:value-type="float">
            <text:p>0.25</text:p>
          </table:table-cell>
          <table:table-cell table:formula="of:=[.E37]*[.$E$11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6" calcext:value-type="float">
            <text:p>0.006</text:p>
          </table:table-cell>
          <table:table-cell table:formula="of:=[.$E$8]*[.B38]" office:value-type="float" office:value="6" calcext:value-type="float">
            <text:p>6</text:p>
          </table:table-cell>
          <table:table-cell table:formula="of:=PI()*[.C38]^2" office:value-type="float" office:value="113.097335529233" calcext:value-type="float">
            <text:p>113.0973355292</text:p>
          </table:table-cell>
          <table:table-cell table:formula="of:=[.$E$24]*[.D38]" office:value-type="float" office:value="0.36" calcext:value-type="float">
            <text:p>0.36</text:p>
          </table:table-cell>
          <table:table-cell table:formula="of:=[.E38]*[.$E$11]" office:value-type="float" office:value="0.144" calcext:value-type="float">
            <text:p>0.1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7" calcext:value-type="float">
            <text:p>0.007</text:p>
          </table:table-cell>
          <table:table-cell table:formula="of:=[.$E$8]*[.B39]" office:value-type="float" office:value="7" calcext:value-type="float">
            <text:p>7</text:p>
          </table:table-cell>
          <table:table-cell table:formula="of:=PI()*[.C39]^2" office:value-type="float" office:value="153.9380400259" calcext:value-type="float">
            <text:p>153.9380400259</text:p>
          </table:table-cell>
          <table:table-cell table:formula="of:=[.$E$24]*[.D39]" office:value-type="float" office:value="0.49" calcext:value-type="float">
            <text:p>0.49</text:p>
          </table:table-cell>
          <table:table-cell table:formula="of:=[.E39]*[.$E$11]" office:value-type="float" office:value="0.196" calcext:value-type="float">
            <text:p>0.1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8" calcext:value-type="float">
            <text:p>0.008</text:p>
          </table:table-cell>
          <table:table-cell table:formula="of:=[.$E$8]*[.B40]" office:value-type="float" office:value="8" calcext:value-type="float">
            <text:p>8</text:p>
          </table:table-cell>
          <table:table-cell table:formula="of:=PI()*[.C40]^2" office:value-type="float" office:value="201.061929829747" calcext:value-type="float">
            <text:p>201.0619298297</text:p>
          </table:table-cell>
          <table:table-cell table:formula="of:=[.$E$24]*[.D40]" office:value-type="float" office:value="0.64" calcext:value-type="float">
            <text:p>0.64</text:p>
          </table:table-cell>
          <table:table-cell table:formula="of:=[.E40]*[.$E$11]" office:value-type="float" office:value="0.256" calcext:value-type="float">
            <text:p>0.2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09" calcext:value-type="float">
            <text:p>0.009</text:p>
          </table:table-cell>
          <table:table-cell table:formula="of:=[.$E$8]*[.B41]" office:value-type="float" office:value="9" calcext:value-type="float">
            <text:p>9</text:p>
          </table:table-cell>
          <table:table-cell table:formula="of:=PI()*[.C41]^2" office:value-type="float" office:value="254.469004940773" calcext:value-type="float">
            <text:p>254.4690049408</text:p>
          </table:table-cell>
          <table:table-cell table:formula="of:=[.$E$24]*[.D41]" office:value-type="float" office:value="0.81" calcext:value-type="float">
            <text:p>0.81</text:p>
          </table:table-cell>
          <table:table-cell table:formula="of:=[.E41]*[.$E$11]" office:value-type="float" office:value="0.324" calcext:value-type="float">
            <text:p>0.3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table:formula="of:=[.$E$8]*[.B42]" office:value-type="float" office:value="10" calcext:value-type="float">
            <text:p>10</text:p>
          </table:table-cell>
          <table:table-cell table:formula="of:=PI()*[.C42]^2" office:value-type="float" office:value="314.159265358979" calcext:value-type="float">
            <text:p>314.159265359</text:p>
          </table:table-cell>
          <table:table-cell table:formula="of:=[.$E$24]*[.D42]" office:value-type="float" office:value="1" calcext:value-type="float">
            <text:p>1</text:p>
          </table:table-cell>
          <table:table-cell table:formula="of:=[.E42]*[.$E$11]"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1" calcext:value-type="float">
            <text:p>0.011</text:p>
          </table:table-cell>
          <table:table-cell table:formula="of:=[.$E$8]*[.B43]" office:value-type="float" office:value="11" calcext:value-type="float">
            <text:p>11</text:p>
          </table:table-cell>
          <table:table-cell table:formula="of:=PI()*[.C43]^2" office:value-type="float" office:value="380.132711084365" calcext:value-type="float">
            <text:p>380.1327110844</text:p>
          </table:table-cell>
          <table:table-cell table:formula="of:=[.$E$24]*[.D43]" office:value-type="float" office:value="1.21" calcext:value-type="float">
            <text:p>1.21</text:p>
          </table:table-cell>
          <table:table-cell table:formula="of:=[.E43]*[.$E$11]" office:value-type="float" office:value="0.484" calcext:value-type="float">
            <text:p>0.4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2" calcext:value-type="float">
            <text:p>0.012</text:p>
          </table:table-cell>
          <table:table-cell table:formula="of:=[.$E$8]*[.B44]" office:value-type="float" office:value="12" calcext:value-type="float">
            <text:p>12</text:p>
          </table:table-cell>
          <table:table-cell table:formula="of:=PI()*[.C44]^2" office:value-type="float" office:value="452.38934211693" calcext:value-type="float">
            <text:p>452.3893421169</text:p>
          </table:table-cell>
          <table:table-cell table:formula="of:=[.$E$24]*[.D44]" office:value-type="float" office:value="1.44" calcext:value-type="float">
            <text:p>1.44</text:p>
          </table:table-cell>
          <table:table-cell table:formula="of:=[.E44]*[.$E$11]" office:value-type="float" office:value="0.576" calcext:value-type="float">
            <text:p>0.5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3" calcext:value-type="float">
            <text:p>0.013</text:p>
          </table:table-cell>
          <table:table-cell table:formula="of:=[.$E$8]*[.B45]" office:value-type="float" office:value="13" calcext:value-type="float">
            <text:p>13</text:p>
          </table:table-cell>
          <table:table-cell table:formula="of:=PI()*[.C45]^2" office:value-type="float" office:value="530.929158456675" calcext:value-type="float">
            <text:p>530.9291584567</text:p>
          </table:table-cell>
          <table:table-cell table:formula="of:=[.$E$24]*[.D45]" office:value-type="float" office:value="1.69" calcext:value-type="float">
            <text:p>1.69</text:p>
          </table:table-cell>
          <table:table-cell table:formula="of:=[.E45]*[.$E$11]" office:value-type="float" office:value="0.676" calcext:value-type="float">
            <text:p>0.6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4" calcext:value-type="float">
            <text:p>0.014</text:p>
          </table:table-cell>
          <table:table-cell table:formula="of:=[.$E$8]*[.B46]" office:value-type="float" office:value="14" calcext:value-type="float">
            <text:p>14</text:p>
          </table:table-cell>
          <table:table-cell table:formula="of:=PI()*[.C46]^2" office:value-type="float" office:value="615.752160103599" calcext:value-type="float">
            <text:p>615.7521601036</text:p>
          </table:table-cell>
          <table:table-cell table:formula="of:=[.$E$24]*[.D46]" office:value-type="float" office:value="1.96" calcext:value-type="float">
            <text:p>1.96</text:p>
          </table:table-cell>
          <table:table-cell table:formula="of:=[.E46]*[.$E$11]" office:value-type="float" office:value="0.784" calcext:value-type="float">
            <text:p>0.7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5" calcext:value-type="float">
            <text:p>0.015</text:p>
          </table:table-cell>
          <table:table-cell table:formula="of:=[.$E$8]*[.B47]" office:value-type="float" office:value="15" calcext:value-type="float">
            <text:p>15</text:p>
          </table:table-cell>
          <table:table-cell table:formula="of:=PI()*[.C47]^2" office:value-type="float" office:value="706.858347057703" calcext:value-type="float">
            <text:p>706.8583470577</text:p>
          </table:table-cell>
          <table:table-cell table:formula="of:=[.$E$24]*[.D47]" office:value-type="float" office:value="2.25" calcext:value-type="float">
            <text:p>2.25</text:p>
          </table:table-cell>
          <table:table-cell table:formula="of:=[.E47]*[.$E$11]" office:value-type="float" office:value="0.9" calcext:value-type="float">
            <text:p>0.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6" calcext:value-type="float">
            <text:p>0.016</text:p>
          </table:table-cell>
          <table:table-cell table:formula="of:=[.$E$8]*[.B48]" office:value-type="float" office:value="16" calcext:value-type="float">
            <text:p>16</text:p>
          </table:table-cell>
          <table:table-cell table:formula="of:=PI()*[.C48]^2" office:value-type="float" office:value="804.247719318987" calcext:value-type="float">
            <text:p>804.247719319</text:p>
          </table:table-cell>
          <table:table-cell table:formula="of:=[.$E$24]*[.D48]" office:value-type="float" office:value="2.56" calcext:value-type="float">
            <text:p>2.56</text:p>
          </table:table-cell>
          <table:table-cell table:formula="of:=[.E48]*[.$E$11]" office:value-type="float" office:value="1.024" calcext:value-type="float">
            <text:p>1.0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7" calcext:value-type="float">
            <text:p>0.017</text:p>
          </table:table-cell>
          <table:table-cell table:formula="of:=[.$E$8]*[.B49]" office:value-type="float" office:value="17" calcext:value-type="float">
            <text:p>17</text:p>
          </table:table-cell>
          <table:table-cell table:formula="of:=PI()*[.C49]^2" office:value-type="float" office:value="907.92027688745" calcext:value-type="float">
            <text:p>907.9202768875</text:p>
          </table:table-cell>
          <table:table-cell table:formula="of:=[.$E$24]*[.D49]" office:value-type="float" office:value="2.89" calcext:value-type="float">
            <text:p>2.89</text:p>
          </table:table-cell>
          <table:table-cell table:formula="of:=[.E49]*[.$E$11]" office:value-type="float" office:value="1.156" calcext:value-type="float">
            <text:p>1.1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8" calcext:value-type="float">
            <text:p>0.018</text:p>
          </table:table-cell>
          <table:table-cell table:formula="of:=[.$E$8]*[.B50]" office:value-type="float" office:value="18" calcext:value-type="float">
            <text:p>18</text:p>
          </table:table-cell>
          <table:table-cell table:formula="of:=PI()*[.C50]^2" office:value-type="float" office:value="1017.87601976309" calcext:value-type="float">
            <text:p>1017.8760197631</text:p>
          </table:table-cell>
          <table:table-cell table:formula="of:=[.$E$24]*[.D50]" office:value-type="float" office:value="3.24" calcext:value-type="float">
            <text:p>3.24</text:p>
          </table:table-cell>
          <table:table-cell table:formula="of:=[.E50]*[.$E$11]" office:value-type="float" office:value="1.296" calcext:value-type="float">
            <text:p>1.2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19" calcext:value-type="float">
            <text:p>0.019</text:p>
          </table:table-cell>
          <table:table-cell table:formula="of:=[.$E$8]*[.B51]" office:value-type="float" office:value="19" calcext:value-type="float">
            <text:p>19</text:p>
          </table:table-cell>
          <table:table-cell table:formula="of:=PI()*[.C51]^2" office:value-type="float" office:value="1134.11494794592" calcext:value-type="float">
            <text:p>1134.1149479459</text:p>
          </table:table-cell>
          <table:table-cell table:formula="of:=[.$E$24]*[.D51]" office:value-type="float" office:value="3.61" calcext:value-type="float">
            <text:p>3.61</text:p>
          </table:table-cell>
          <table:table-cell table:formula="of:=[.E51]*[.$E$11]" office:value-type="float" office:value="1.444" calcext:value-type="float">
            <text:p>1.4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" calcext:value-type="float">
            <text:p>0.02</text:p>
          </table:table-cell>
          <table:table-cell table:formula="of:=[.$E$8]*[.B52]" office:value-type="float" office:value="20" calcext:value-type="float">
            <text:p>20</text:p>
          </table:table-cell>
          <table:table-cell table:formula="of:=PI()*[.C52]^2" office:value-type="float" office:value="1256.63706143592" calcext:value-type="float">
            <text:p>1256.6370614359</text:p>
          </table:table-cell>
          <table:table-cell table:formula="of:=[.$E$24]*[.D52]" office:value-type="float" office:value="4" calcext:value-type="float">
            <text:p>4</text:p>
          </table:table-cell>
          <table:table-cell table:formula="of:=[.E52]*[.$E$11]" office:value-type="float" office:value="1.6" calcext:value-type="float">
            <text:p>1.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1" calcext:value-type="float">
            <text:p>0.021</text:p>
          </table:table-cell>
          <table:table-cell table:formula="of:=[.$E$8]*[.B53]" office:value-type="float" office:value="21" calcext:value-type="float">
            <text:p>21</text:p>
          </table:table-cell>
          <table:table-cell table:formula="of:=PI()*[.C53]^2" office:value-type="float" office:value="1385.4423602331" calcext:value-type="float">
            <text:p>1385.4423602331</text:p>
          </table:table-cell>
          <table:table-cell table:formula="of:=[.$E$24]*[.D53]" office:value-type="float" office:value="4.41" calcext:value-type="float">
            <text:p>4.41</text:p>
          </table:table-cell>
          <table:table-cell table:formula="of:=[.E53]*[.$E$11]" office:value-type="float" office:value="1.764" calcext:value-type="float">
            <text:p>1.7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2" calcext:value-type="float">
            <text:p>0.022</text:p>
          </table:table-cell>
          <table:table-cell table:formula="of:=[.$E$8]*[.B54]" office:value-type="float" office:value="22" calcext:value-type="float">
            <text:p>22</text:p>
          </table:table-cell>
          <table:table-cell table:formula="of:=PI()*[.C54]^2" office:value-type="float" office:value="1520.53084433746" calcext:value-type="float">
            <text:p>1520.5308443375</text:p>
          </table:table-cell>
          <table:table-cell table:formula="of:=[.$E$24]*[.D54]" office:value-type="float" office:value="4.84" calcext:value-type="float">
            <text:p>4.84</text:p>
          </table:table-cell>
          <table:table-cell table:formula="of:=[.E54]*[.$E$11]" office:value-type="float" office:value="1.936" calcext:value-type="float">
            <text:p>1.9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3" calcext:value-type="float">
            <text:p>0.023</text:p>
          </table:table-cell>
          <table:table-cell table:formula="of:=[.$E$8]*[.B55]" office:value-type="float" office:value="23" calcext:value-type="float">
            <text:p>23</text:p>
          </table:table-cell>
          <table:table-cell table:formula="of:=PI()*[.C55]^2" office:value-type="float" office:value="1661.902513749" calcext:value-type="float">
            <text:p>1661.902513749</text:p>
          </table:table-cell>
          <table:table-cell table:formula="of:=[.$E$24]*[.D55]" office:value-type="float" office:value="5.29" calcext:value-type="float">
            <text:p>5.29</text:p>
          </table:table-cell>
          <table:table-cell table:formula="of:=[.E55]*[.$E$11]" office:value-type="float" office:value="2.116" calcext:value-type="float">
            <text:p>2.1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4" calcext:value-type="float">
            <text:p>0.024</text:p>
          </table:table-cell>
          <table:table-cell table:formula="of:=[.$E$8]*[.B56]" office:value-type="float" office:value="24" calcext:value-type="float">
            <text:p>24</text:p>
          </table:table-cell>
          <table:table-cell table:formula="of:=PI()*[.C56]^2" office:value-type="float" office:value="1809.55736846772" calcext:value-type="float">
            <text:p>1809.5573684677</text:p>
          </table:table-cell>
          <table:table-cell table:formula="of:=[.$E$24]*[.D56]" office:value-type="float" office:value="5.76" calcext:value-type="float">
            <text:p>5.76</text:p>
          </table:table-cell>
          <table:table-cell table:formula="of:=[.E56]*[.$E$11]" office:value-type="float" office:value="2.304" calcext:value-type="float">
            <text:p>2.3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5" calcext:value-type="float">
            <text:p>0.025</text:p>
          </table:table-cell>
          <table:table-cell table:formula="of:=[.$E$8]*[.B57]" office:value-type="float" office:value="25" calcext:value-type="float">
            <text:p>25</text:p>
          </table:table-cell>
          <table:table-cell table:formula="of:=PI()*[.C57]^2" office:value-type="float" office:value="1963.49540849362" calcext:value-type="float">
            <text:p>1963.4954084936</text:p>
          </table:table-cell>
          <table:table-cell table:formula="of:=[.$E$24]*[.D57]" office:value-type="float" office:value="6.25" calcext:value-type="float">
            <text:p>6.25</text:p>
          </table:table-cell>
          <table:table-cell table:formula="of:=[.E57]*[.$E$11]"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6" calcext:value-type="float">
            <text:p>0.026</text:p>
          </table:table-cell>
          <table:table-cell table:formula="of:=[.$E$8]*[.B58]" office:value-type="float" office:value="26" calcext:value-type="float">
            <text:p>26</text:p>
          </table:table-cell>
          <table:table-cell table:formula="of:=PI()*[.C58]^2" office:value-type="float" office:value="2123.7166338267" calcext:value-type="float">
            <text:p>2123.7166338267</text:p>
          </table:table-cell>
          <table:table-cell table:formula="of:=[.$E$24]*[.D58]" office:value-type="float" office:value="6.76" calcext:value-type="float">
            <text:p>6.76</text:p>
          </table:table-cell>
          <table:table-cell table:formula="of:=[.E58]*[.$E$11]" office:value-type="float" office:value="2.704" calcext:value-type="float">
            <text:p>2.7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7" calcext:value-type="float">
            <text:p>0.027</text:p>
          </table:table-cell>
          <table:table-cell table:formula="of:=[.$E$8]*[.B59]" office:value-type="float" office:value="27" calcext:value-type="float">
            <text:p>27</text:p>
          </table:table-cell>
          <table:table-cell table:formula="of:=PI()*[.C59]^2" office:value-type="float" office:value="2290.22104446696" calcext:value-type="float">
            <text:p>2290.221044467</text:p>
          </table:table-cell>
          <table:table-cell table:formula="of:=[.$E$24]*[.D59]" office:value-type="float" office:value="7.29" calcext:value-type="float">
            <text:p>7.29</text:p>
          </table:table-cell>
          <table:table-cell table:formula="of:=[.E59]*[.$E$11]" office:value-type="float" office:value="2.916" calcext:value-type="float">
            <text:p>2.9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8" calcext:value-type="float">
            <text:p>0.028</text:p>
          </table:table-cell>
          <table:table-cell table:formula="of:=[.$E$8]*[.B60]" office:value-type="float" office:value="28" calcext:value-type="float">
            <text:p>28</text:p>
          </table:table-cell>
          <table:table-cell table:formula="of:=PI()*[.C60]^2" office:value-type="float" office:value="2463.0086404144" calcext:value-type="float">
            <text:p>2463.0086404144</text:p>
          </table:table-cell>
          <table:table-cell table:formula="of:=[.$E$24]*[.D60]" office:value-type="float" office:value="7.84" calcext:value-type="float">
            <text:p>7.84</text:p>
          </table:table-cell>
          <table:table-cell table:formula="of:=[.E60]*[.$E$11]" office:value-type="float" office:value="3.136" calcext:value-type="float">
            <text:p>3.1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29" calcext:value-type="float">
            <text:p>0.029</text:p>
          </table:table-cell>
          <table:table-cell table:formula="of:=[.$E$8]*[.B61]" office:value-type="float" office:value="29" calcext:value-type="float">
            <text:p>29</text:p>
          </table:table-cell>
          <table:table-cell table:formula="of:=PI()*[.C61]^2" office:value-type="float" office:value="2642.07942166902" calcext:value-type="float">
            <text:p>2642.079421669</text:p>
          </table:table-cell>
          <table:table-cell table:formula="of:=[.$E$24]*[.D61]" office:value-type="float" office:value="8.41" calcext:value-type="float">
            <text:p>8.41</text:p>
          </table:table-cell>
          <table:table-cell table:formula="of:=[.E61]*[.$E$11]" office:value-type="float" office:value="3.364" calcext:value-type="float">
            <text:p>3.3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3" calcext:value-type="float">
            <text:p>0.03</text:p>
          </table:table-cell>
          <table:table-cell table:formula="of:=[.$E$8]*[.B62]" office:value-type="float" office:value="30" calcext:value-type="float">
            <text:p>30</text:p>
          </table:table-cell>
          <table:table-cell table:formula="of:=PI()*[.C62]^2" office:value-type="float" office:value="2827.43338823081" calcext:value-type="float">
            <text:p>2827.4333882308</text:p>
          </table:table-cell>
          <table:table-cell table:formula="of:=[.$E$24]*[.D62]" office:value-type="float" office:value="9" calcext:value-type="float">
            <text:p>9</text:p>
          </table:table-cell>
          <table:table-cell table:formula="of:=[.E62]*[.$E$11]" office:value-type="float" office:value="3.6" calcext:value-type="float">
            <text:p>3.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31" calcext:value-type="float">
            <text:p>0.031</text:p>
          </table:table-cell>
          <table:table-cell table:formula="of:=[.$E$8]*[.B63]" office:value-type="float" office:value="31" calcext:value-type="float">
            <text:p>31</text:p>
          </table:table-cell>
          <table:table-cell table:formula="of:=PI()*[.C63]^2" office:value-type="float" office:value="3019.07054009979" calcext:value-type="float">
            <text:p>3019.0705400998</text:p>
          </table:table-cell>
          <table:table-cell table:formula="of:=[.$E$24]*[.D63]" office:value-type="float" office:value="9.61" calcext:value-type="float">
            <text:p>9.61</text:p>
          </table:table-cell>
          <table:table-cell table:formula="of:=[.E63]*[.$E$11]" office:value-type="float" office:value="3.844" calcext:value-type="float">
            <text:p>3.8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32" calcext:value-type="float">
            <text:p>0.032</text:p>
          </table:table-cell>
          <table:table-cell table:formula="of:=[.$E$8]*[.B64]" office:value-type="float" office:value="32" calcext:value-type="float">
            <text:p>32</text:p>
          </table:table-cell>
          <table:table-cell table:formula="of:=PI()*[.C64]^2" office:value-type="float" office:value="3216.99087727595" calcext:value-type="float">
            <text:p>3216.990877276</text:p>
          </table:table-cell>
          <table:table-cell table:formula="of:=[.$E$24]*[.D64]" office:value-type="float" office:value="10.24" calcext:value-type="float">
            <text:p>10.24</text:p>
          </table:table-cell>
          <table:table-cell table:formula="of:=[.E64]*[.$E$11]" office:value-type="float" office:value="4.096" calcext:value-type="float">
            <text:p>4.0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33" calcext:value-type="float">
            <text:p>0.033</text:p>
          </table:table-cell>
          <table:table-cell table:formula="of:=[.$E$8]*[.B65]" office:value-type="float" office:value="33" calcext:value-type="float">
            <text:p>33</text:p>
          </table:table-cell>
          <table:table-cell table:formula="of:=PI()*[.C65]^2" office:value-type="float" office:value="3421.19439975928" calcext:value-type="float">
            <text:p>3421.1943997593</text:p>
          </table:table-cell>
          <table:table-cell table:formula="of:=[.$E$24]*[.D65]" office:value-type="float" office:value="10.89" calcext:value-type="float">
            <text:p>10.89</text:p>
          </table:table-cell>
          <table:table-cell table:formula="of:=[.E65]*[.$E$11]" office:value-type="float" office:value="4.356" calcext:value-type="float">
            <text:p>4.3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34" calcext:value-type="float">
            <text:p>0.034</text:p>
          </table:table-cell>
          <table:table-cell table:formula="of:=[.$E$8]*[.B66]" office:value-type="float" office:value="34" calcext:value-type="float">
            <text:p>34</text:p>
          </table:table-cell>
          <table:table-cell table:formula="of:=PI()*[.C66]^2" office:value-type="float" office:value="3631.6811075498" calcext:value-type="float">
            <text:p>3631.6811075498</text:p>
          </table:table-cell>
          <table:table-cell table:formula="of:=[.$E$24]*[.D66]" office:value-type="float" office:value="11.56" calcext:value-type="float">
            <text:p>11.56</text:p>
          </table:table-cell>
          <table:table-cell table:formula="of:=[.E66]*[.$E$11]" office:value-type="float" office:value="4.624" calcext:value-type="float">
            <text:p>4.6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35" calcext:value-type="float">
            <text:p>0.035</text:p>
          </table:table-cell>
          <table:table-cell table:formula="of:=[.$E$8]*[.B67]" office:value-type="float" office:value="35" calcext:value-type="float">
            <text:p>35</text:p>
          </table:table-cell>
          <table:table-cell table:formula="of:=PI()*[.C67]^2" office:value-type="float" office:value="3848.4510006475" calcext:value-type="float">
            <text:p>3848.4510006475</text:p>
          </table:table-cell>
          <table:table-cell table:formula="of:=[.$E$24]*[.D67]" office:value-type="float" office:value="12.25" calcext:value-type="float">
            <text:p>12.25</text:p>
          </table:table-cell>
          <table:table-cell table:formula="of:=[.E67]*[.$E$11]" office:value-type="float" office:value="4.9" calcext:value-type="float">
            <text:p>4.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36" calcext:value-type="float">
            <text:p>0.036</text:p>
          </table:table-cell>
          <table:table-cell table:formula="of:=[.$E$8]*[.B68]" office:value-type="float" office:value="36" calcext:value-type="float">
            <text:p>36</text:p>
          </table:table-cell>
          <table:table-cell table:formula="of:=PI()*[.C68]^2" office:value-type="float" office:value="4071.50407905237" calcext:value-type="float">
            <text:p>4071.5040790524</text:p>
          </table:table-cell>
          <table:table-cell table:formula="of:=[.$E$24]*[.D68]" office:value-type="float" office:value="12.96" calcext:value-type="float">
            <text:p>12.96</text:p>
          </table:table-cell>
          <table:table-cell table:formula="of:=[.E68]*[.$E$11]" office:value-type="float" office:value="5.184" calcext:value-type="float">
            <text:p>5.1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37" calcext:value-type="float">
            <text:p>0.037</text:p>
          </table:table-cell>
          <table:table-cell table:formula="of:=[.$E$8]*[.B69]" office:value-type="float" office:value="37" calcext:value-type="float">
            <text:p>37</text:p>
          </table:table-cell>
          <table:table-cell table:formula="of:=PI()*[.C69]^2" office:value-type="float" office:value="4300.84034276443" calcext:value-type="float">
            <text:p>4300.8403427644</text:p>
          </table:table-cell>
          <table:table-cell table:formula="of:=[.$E$24]*[.D69]" office:value-type="float" office:value="13.69" calcext:value-type="float">
            <text:p>13.69</text:p>
          </table:table-cell>
          <table:table-cell table:formula="of:=[.E69]*[.$E$11]" office:value-type="float" office:value="5.476" calcext:value-type="float">
            <text:p>5.4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38" calcext:value-type="float">
            <text:p>0.038</text:p>
          </table:table-cell>
          <table:table-cell table:formula="of:=[.$E$8]*[.B70]" office:value-type="float" office:value="38" calcext:value-type="float">
            <text:p>38</text:p>
          </table:table-cell>
          <table:table-cell table:formula="of:=PI()*[.C70]^2" office:value-type="float" office:value="4536.45979178366" calcext:value-type="float">
            <text:p>4536.4597917837</text:p>
          </table:table-cell>
          <table:table-cell table:formula="of:=[.$E$24]*[.D70]" office:value-type="float" office:value="14.44" calcext:value-type="float">
            <text:p>14.44</text:p>
          </table:table-cell>
          <table:table-cell table:formula="of:=[.E70]*[.$E$11]" office:value-type="float" office:value="5.776" calcext:value-type="float">
            <text:p>5.7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39" calcext:value-type="float">
            <text:p>0.039</text:p>
          </table:table-cell>
          <table:table-cell table:formula="of:=[.$E$8]*[.B71]" office:value-type="float" office:value="39" calcext:value-type="float">
            <text:p>39</text:p>
          </table:table-cell>
          <table:table-cell table:formula="of:=PI()*[.C71]^2" office:value-type="float" office:value="4778.36242611008" calcext:value-type="float">
            <text:p>4778.3624261101</text:p>
          </table:table-cell>
          <table:table-cell table:formula="of:=[.$E$24]*[.D71]" office:value-type="float" office:value="15.21" calcext:value-type="float">
            <text:p>15.21</text:p>
          </table:table-cell>
          <table:table-cell table:formula="of:=[.E71]*[.$E$11]" office:value-type="float" office:value="6.084" calcext:value-type="float">
            <text:p>6.0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table:formula="of:=[.$E$8]*[.B72]" office:value-type="float" office:value="40" calcext:value-type="float">
            <text:p>40</text:p>
          </table:table-cell>
          <table:table-cell table:formula="of:=PI()*[.C72]^2" office:value-type="float" office:value="5026.54824574367" calcext:value-type="float">
            <text:p>5026.5482457437</text:p>
          </table:table-cell>
          <table:table-cell table:formula="of:=[.$E$24]*[.D72]" office:value-type="float" office:value="16" calcext:value-type="float">
            <text:p>16</text:p>
          </table:table-cell>
          <table:table-cell table:formula="of:=[.E72]*[.$E$11]" office:value-type="float" office:value="6.4" calcext:value-type="float">
            <text:p>6.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41" calcext:value-type="float">
            <text:p>0.041</text:p>
          </table:table-cell>
          <table:table-cell table:formula="of:=[.$E$8]*[.B73]" office:value-type="float" office:value="41" calcext:value-type="float">
            <text:p>41</text:p>
          </table:table-cell>
          <table:table-cell table:formula="of:=PI()*[.C73]^2" office:value-type="float" office:value="5281.01725068444" calcext:value-type="float">
            <text:p>5281.0172506845</text:p>
          </table:table-cell>
          <table:table-cell table:formula="of:=[.$E$24]*[.D73]" office:value-type="float" office:value="16.81" calcext:value-type="float">
            <text:p>16.81</text:p>
          </table:table-cell>
          <table:table-cell table:formula="of:=[.E73]*[.$E$11]" office:value-type="float" office:value="6.724" calcext:value-type="float">
            <text:p>6.7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42" calcext:value-type="float">
            <text:p>0.042</text:p>
          </table:table-cell>
          <table:table-cell table:formula="of:=[.$E$8]*[.B74]" office:value-type="float" office:value="42" calcext:value-type="float">
            <text:p>42</text:p>
          </table:table-cell>
          <table:table-cell table:formula="of:=PI()*[.C74]^2" office:value-type="float" office:value="5541.7694409324" calcext:value-type="float">
            <text:p>5541.7694409324</text:p>
          </table:table-cell>
          <table:table-cell table:formula="of:=[.$E$24]*[.D74]" office:value-type="float" office:value="17.64" calcext:value-type="float">
            <text:p>17.64</text:p>
          </table:table-cell>
          <table:table-cell table:formula="of:=[.E74]*[.$E$11]" office:value-type="float" office:value="7.056" calcext:value-type="float">
            <text:p>7.0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43" calcext:value-type="float">
            <text:p>0.043</text:p>
          </table:table-cell>
          <table:table-cell table:formula="of:=[.$E$8]*[.B75]" office:value-type="float" office:value="43" calcext:value-type="float">
            <text:p>43</text:p>
          </table:table-cell>
          <table:table-cell table:formula="of:=PI()*[.C75]^2" office:value-type="float" office:value="5808.80481648753" calcext:value-type="float">
            <text:p>5808.8048164875</text:p>
          </table:table-cell>
          <table:table-cell table:formula="of:=[.$E$24]*[.D75]" office:value-type="float" office:value="18.49" calcext:value-type="float">
            <text:p>18.49</text:p>
          </table:table-cell>
          <table:table-cell table:formula="of:=[.E75]*[.$E$11]" office:value-type="float" office:value="7.396" calcext:value-type="float">
            <text:p>7.3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44" calcext:value-type="float">
            <text:p>0.044</text:p>
          </table:table-cell>
          <table:table-cell table:formula="of:=[.$E$8]*[.B76]" office:value-type="float" office:value="44" calcext:value-type="float">
            <text:p>44</text:p>
          </table:table-cell>
          <table:table-cell table:formula="of:=PI()*[.C76]^2" office:value-type="float" office:value="6082.12337734984" calcext:value-type="float">
            <text:p>6082.1233773498</text:p>
          </table:table-cell>
          <table:table-cell table:formula="of:=[.$E$24]*[.D76]" office:value-type="float" office:value="19.36" calcext:value-type="float">
            <text:p>19.36</text:p>
          </table:table-cell>
          <table:table-cell table:formula="of:=[.E76]*[.$E$11]" office:value-type="float" office:value="7.744" calcext:value-type="float">
            <text:p>7.7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45" calcext:value-type="float">
            <text:p>0.045</text:p>
          </table:table-cell>
          <table:table-cell table:formula="of:=[.$E$8]*[.B77]" office:value-type="float" office:value="45" calcext:value-type="float">
            <text:p>45</text:p>
          </table:table-cell>
          <table:table-cell table:formula="of:=PI()*[.C77]^2" office:value-type="float" office:value="6361.72512351933" calcext:value-type="float">
            <text:p>6361.7251235193</text:p>
          </table:table-cell>
          <table:table-cell table:formula="of:=[.$E$24]*[.D77]" office:value-type="float" office:value="20.25" calcext:value-type="float">
            <text:p>20.25</text:p>
          </table:table-cell>
          <table:table-cell table:formula="of:=[.E77]*[.$E$11]" office:value-type="float" office:value="8.1" calcext:value-type="float">
            <text:p>8.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46" calcext:value-type="float">
            <text:p>0.046</text:p>
          </table:table-cell>
          <table:table-cell table:formula="of:=[.$E$8]*[.B78]" office:value-type="float" office:value="46" calcext:value-type="float">
            <text:p>46</text:p>
          </table:table-cell>
          <table:table-cell table:formula="of:=PI()*[.C78]^2" office:value-type="float" office:value="6647.610054996" calcext:value-type="float">
            <text:p>6647.610054996</text:p>
          </table:table-cell>
          <table:table-cell table:formula="of:=[.$E$24]*[.D78]" office:value-type="float" office:value="21.16" calcext:value-type="float">
            <text:p>21.16</text:p>
          </table:table-cell>
          <table:table-cell table:formula="of:=[.E78]*[.$E$11]" office:value-type="float" office:value="8.464" calcext:value-type="float">
            <text:p>8.4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47" calcext:value-type="float">
            <text:p>0.047</text:p>
          </table:table-cell>
          <table:table-cell table:formula="of:=[.$E$8]*[.B79]" office:value-type="float" office:value="47" calcext:value-type="float">
            <text:p>47</text:p>
          </table:table-cell>
          <table:table-cell table:formula="of:=PI()*[.C79]^2" office:value-type="float" office:value="6939.77817177985" calcext:value-type="float">
            <text:p>6939.7781717799</text:p>
          </table:table-cell>
          <table:table-cell table:formula="of:=[.$E$24]*[.D79]" office:value-type="float" office:value="22.09" calcext:value-type="float">
            <text:p>22.09</text:p>
          </table:table-cell>
          <table:table-cell table:formula="of:=[.E79]*[.$E$11]" office:value-type="float" office:value="8.836" calcext:value-type="float">
            <text:p>8.8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48" calcext:value-type="float">
            <text:p>0.048</text:p>
          </table:table-cell>
          <table:table-cell table:formula="of:=[.$E$8]*[.B80]" office:value-type="float" office:value="48" calcext:value-type="float">
            <text:p>48</text:p>
          </table:table-cell>
          <table:table-cell table:formula="of:=PI()*[.C80]^2" office:value-type="float" office:value="7238.22947387088" calcext:value-type="float">
            <text:p>7238.2294738709</text:p>
          </table:table-cell>
          <table:table-cell table:formula="of:=[.$E$24]*[.D80]" office:value-type="float" office:value="23.04" calcext:value-type="float">
            <text:p>23.04</text:p>
          </table:table-cell>
          <table:table-cell table:formula="of:=[.E80]*[.$E$11]" office:value-type="float" office:value="9.216" calcext:value-type="float">
            <text:p>9.2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49" calcext:value-type="float">
            <text:p>0.049</text:p>
          </table:table-cell>
          <table:table-cell table:formula="of:=[.$E$8]*[.B81]" office:value-type="float" office:value="49" calcext:value-type="float">
            <text:p>49</text:p>
          </table:table-cell>
          <table:table-cell table:formula="of:=PI()*[.C81]^2" office:value-type="float" office:value="7542.96396126909" calcext:value-type="float">
            <text:p>7542.9639612691</text:p>
          </table:table-cell>
          <table:table-cell table:formula="of:=[.$E$24]*[.D81]" office:value-type="float" office:value="24.01" calcext:value-type="float">
            <text:p>24.01</text:p>
          </table:table-cell>
          <table:table-cell table:formula="of:=[.E81]*[.$E$11]" office:value-type="float" office:value="9.604" calcext:value-type="float">
            <text:p>9.6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table:formula="of:=[.$E$8]*[.B82]" office:value-type="float" office:value="50" calcext:value-type="float">
            <text:p>50</text:p>
          </table:table-cell>
          <table:table-cell table:formula="of:=PI()*[.C82]^2" office:value-type="float" office:value="7853.98163397448" calcext:value-type="float">
            <text:p>7853.9816339745</text:p>
          </table:table-cell>
          <table:table-cell table:formula="of:=[.$E$24]*[.D82]" office:value-type="float" office:value="25" calcext:value-type="float">
            <text:p>25</text:p>
          </table:table-cell>
          <table:table-cell table:formula="of:=[.E82]*[.$E$11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51" calcext:value-type="float">
            <text:p>0.051</text:p>
          </table:table-cell>
          <table:table-cell table:formula="of:=[.$E$8]*[.B83]" office:value-type="float" office:value="51" calcext:value-type="float">
            <text:p>51</text:p>
          </table:table-cell>
          <table:table-cell table:formula="of:=PI()*[.C83]^2" office:value-type="float" office:value="8171.28249198706" calcext:value-type="float">
            <text:p>8171.2824919871</text:p>
          </table:table-cell>
          <table:table-cell table:formula="of:=[.$E$24]*[.D83]" office:value-type="float" office:value="26.01" calcext:value-type="float">
            <text:p>26.01</text:p>
          </table:table-cell>
          <table:table-cell table:formula="of:=[.E83]*[.$E$11]" office:value-type="float" office:value="10.404" calcext:value-type="float">
            <text:p>10.4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52" calcext:value-type="float">
            <text:p>0.052</text:p>
          </table:table-cell>
          <table:table-cell table:formula="of:=[.$E$8]*[.B84]" office:value-type="float" office:value="52" calcext:value-type="float">
            <text:p>52</text:p>
          </table:table-cell>
          <table:table-cell table:formula="of:=PI()*[.C84]^2" office:value-type="float" office:value="8494.8665353068" calcext:value-type="float">
            <text:p>8494.8665353068</text:p>
          </table:table-cell>
          <table:table-cell table:formula="of:=[.$E$24]*[.D84]" office:value-type="float" office:value="27.04" calcext:value-type="float">
            <text:p>27.04</text:p>
          </table:table-cell>
          <table:table-cell table:formula="of:=[.E84]*[.$E$11]" office:value-type="float" office:value="10.816" calcext:value-type="float">
            <text:p>10.8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53" calcext:value-type="float">
            <text:p>0.053</text:p>
          </table:table-cell>
          <table:table-cell table:formula="of:=[.$E$8]*[.B85]" office:value-type="float" office:value="53" calcext:value-type="float">
            <text:p>53</text:p>
          </table:table-cell>
          <table:table-cell table:formula="of:=PI()*[.C85]^2" office:value-type="float" office:value="8824.73376393373" calcext:value-type="float">
            <text:p>8824.7337639337</text:p>
          </table:table-cell>
          <table:table-cell table:formula="of:=[.$E$24]*[.D85]" office:value-type="float" office:value="28.09" calcext:value-type="float">
            <text:p>28.09</text:p>
          </table:table-cell>
          <table:table-cell table:formula="of:=[.E85]*[.$E$11]" office:value-type="float" office:value="11.236" calcext:value-type="float">
            <text:p>11.2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54" calcext:value-type="float">
            <text:p>0.054</text:p>
          </table:table-cell>
          <table:table-cell table:formula="of:=[.$E$8]*[.B86]" office:value-type="float" office:value="54" calcext:value-type="float">
            <text:p>54</text:p>
          </table:table-cell>
          <table:table-cell table:formula="of:=PI()*[.C86]^2" office:value-type="float" office:value="9160.88417786784" calcext:value-type="float">
            <text:p>9160.8841778678</text:p>
          </table:table-cell>
          <table:table-cell table:formula="of:=[.$E$24]*[.D86]" office:value-type="float" office:value="29.16" calcext:value-type="float">
            <text:p>29.16</text:p>
          </table:table-cell>
          <table:table-cell table:formula="of:=[.E86]*[.$E$11]" office:value-type="float" office:value="11.664" calcext:value-type="float">
            <text:p>11.6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55" calcext:value-type="float">
            <text:p>0.055</text:p>
          </table:table-cell>
          <table:table-cell table:formula="of:=[.$E$8]*[.B87]" office:value-type="float" office:value="55" calcext:value-type="float">
            <text:p>55</text:p>
          </table:table-cell>
          <table:table-cell table:formula="of:=PI()*[.C87]^2" office:value-type="float" office:value="9503.31777710912" calcext:value-type="float">
            <text:p>9503.3177771091</text:p>
          </table:table-cell>
          <table:table-cell table:formula="of:=[.$E$24]*[.D87]" office:value-type="float" office:value="30.25" calcext:value-type="float">
            <text:p>30.25</text:p>
          </table:table-cell>
          <table:table-cell table:formula="of:=[.E87]*[.$E$11]" office:value-type="float" office:value="12.1" calcext:value-type="float">
            <text:p>12.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56" calcext:value-type="float">
            <text:p>0.056</text:p>
          </table:table-cell>
          <table:table-cell table:formula="of:=[.$E$8]*[.B88]" office:value-type="float" office:value="56" calcext:value-type="float">
            <text:p>56</text:p>
          </table:table-cell>
          <table:table-cell table:formula="of:=PI()*[.C88]^2" office:value-type="float" office:value="9852.03456165759" calcext:value-type="float">
            <text:p>9852.0345616576</text:p>
          </table:table-cell>
          <table:table-cell table:formula="of:=[.$E$24]*[.D88]" office:value-type="float" office:value="31.36" calcext:value-type="float">
            <text:p>31.36</text:p>
          </table:table-cell>
          <table:table-cell table:formula="of:=[.E88]*[.$E$11]" office:value-type="float" office:value="12.544" calcext:value-type="float">
            <text:p>12.5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57" calcext:value-type="float">
            <text:p>0.057</text:p>
          </table:table-cell>
          <table:table-cell table:formula="of:=[.$E$8]*[.B89]" office:value-type="float" office:value="57" calcext:value-type="float">
            <text:p>57</text:p>
          </table:table-cell>
          <table:table-cell table:formula="of:=PI()*[.C89]^2" office:value-type="float" office:value="10207.0345315132" calcext:value-type="float">
            <text:p>10207.0345315132</text:p>
          </table:table-cell>
          <table:table-cell table:formula="of:=[.$E$24]*[.D89]" office:value-type="float" office:value="32.49" calcext:value-type="float">
            <text:p>32.49</text:p>
          </table:table-cell>
          <table:table-cell table:formula="of:=[.E89]*[.$E$11]" office:value-type="float" office:value="12.996" calcext:value-type="float">
            <text:p>12.9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58" calcext:value-type="float">
            <text:p>0.058</text:p>
          </table:table-cell>
          <table:table-cell table:formula="of:=[.$E$8]*[.B90]" office:value-type="float" office:value="58" calcext:value-type="float">
            <text:p>58</text:p>
          </table:table-cell>
          <table:table-cell table:formula="of:=PI()*[.C90]^2" office:value-type="float" office:value="10568.3176866761" calcext:value-type="float">
            <text:p>10568.3176866761</text:p>
          </table:table-cell>
          <table:table-cell table:formula="of:=[.$E$24]*[.D90]" office:value-type="float" office:value="33.64" calcext:value-type="float">
            <text:p>33.64</text:p>
          </table:table-cell>
          <table:table-cell table:formula="of:=[.E90]*[.$E$11]" office:value-type="float" office:value="13.456" calcext:value-type="float">
            <text:p>13.4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59" calcext:value-type="float">
            <text:p>0.059</text:p>
          </table:table-cell>
          <table:table-cell table:formula="of:=[.$E$8]*[.B91]" office:value-type="float" office:value="59" calcext:value-type="float">
            <text:p>59</text:p>
          </table:table-cell>
          <table:table-cell table:formula="of:=PI()*[.C91]^2" office:value-type="float" office:value="10935.8840271461" calcext:value-type="float">
            <text:p>10935.8840271461</text:p>
          </table:table-cell>
          <table:table-cell table:formula="of:=[.$E$24]*[.D91]" office:value-type="float" office:value="34.81" calcext:value-type="float">
            <text:p>34.81</text:p>
          </table:table-cell>
          <table:table-cell table:formula="of:=[.E91]*[.$E$11]" office:value-type="float" office:value="13.924" calcext:value-type="float">
            <text:p>13.9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6" calcext:value-type="float">
            <text:p>0.06</text:p>
          </table:table-cell>
          <table:table-cell table:formula="of:=[.$E$8]*[.B92]" office:value-type="float" office:value="60" calcext:value-type="float">
            <text:p>60</text:p>
          </table:table-cell>
          <table:table-cell table:formula="of:=PI()*[.C92]^2" office:value-type="float" office:value="11309.7335529233" calcext:value-type="float">
            <text:p>11309.7335529233</text:p>
          </table:table-cell>
          <table:table-cell table:formula="of:=[.$E$24]*[.D92]" office:value-type="float" office:value="36" calcext:value-type="float">
            <text:p>36</text:p>
          </table:table-cell>
          <table:table-cell table:formula="of:=[.E92]*[.$E$11]" office:value-type="float" office:value="14.4" calcext:value-type="float">
            <text:p>14.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61" calcext:value-type="float">
            <text:p>0.061</text:p>
          </table:table-cell>
          <table:table-cell table:formula="of:=[.$E$8]*[.B93]" office:value-type="float" office:value="61" calcext:value-type="float">
            <text:p>61</text:p>
          </table:table-cell>
          <table:table-cell table:formula="of:=PI()*[.C93]^2" office:value-type="float" office:value="11689.8662640076" calcext:value-type="float">
            <text:p>11689.8662640076</text:p>
          </table:table-cell>
          <table:table-cell table:formula="of:=[.$E$24]*[.D93]" office:value-type="float" office:value="37.21" calcext:value-type="float">
            <text:p>37.21</text:p>
          </table:table-cell>
          <table:table-cell table:formula="of:=[.E93]*[.$E$11]" office:value-type="float" office:value="14.884" calcext:value-type="float">
            <text:p>14.8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62" calcext:value-type="float">
            <text:p>0.062</text:p>
          </table:table-cell>
          <table:table-cell table:formula="of:=[.$E$8]*[.B94]" office:value-type="float" office:value="62" calcext:value-type="float">
            <text:p>62</text:p>
          </table:table-cell>
          <table:table-cell table:formula="of:=PI()*[.C94]^2" office:value-type="float" office:value="12076.2821603992" calcext:value-type="float">
            <text:p>12076.2821603992</text:p>
          </table:table-cell>
          <table:table-cell table:formula="of:=[.$E$24]*[.D94]" office:value-type="float" office:value="38.44" calcext:value-type="float">
            <text:p>38.44</text:p>
          </table:table-cell>
          <table:table-cell table:formula="of:=[.E94]*[.$E$11]" office:value-type="float" office:value="15.376" calcext:value-type="float">
            <text:p>15.3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63" calcext:value-type="float">
            <text:p>0.063</text:p>
          </table:table-cell>
          <table:table-cell table:formula="of:=[.$E$8]*[.B95]" office:value-type="float" office:value="63" calcext:value-type="float">
            <text:p>63</text:p>
          </table:table-cell>
          <table:table-cell table:formula="of:=PI()*[.C95]^2" office:value-type="float" office:value="12468.9812420979" calcext:value-type="float">
            <text:p>12468.9812420979</text:p>
          </table:table-cell>
          <table:table-cell table:formula="of:=[.$E$24]*[.D95]" office:value-type="float" office:value="39.69" calcext:value-type="float">
            <text:p>39.69</text:p>
          </table:table-cell>
          <table:table-cell table:formula="of:=[.E95]*[.$E$11]" office:value-type="float" office:value="15.876" calcext:value-type="float">
            <text:p>15.8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64" calcext:value-type="float">
            <text:p>0.064</text:p>
          </table:table-cell>
          <table:table-cell table:formula="of:=[.$E$8]*[.B96]" office:value-type="float" office:value="64" calcext:value-type="float">
            <text:p>64</text:p>
          </table:table-cell>
          <table:table-cell table:formula="of:=PI()*[.C96]^2" office:value-type="float" office:value="12867.9635091038" calcext:value-type="float">
            <text:p>12867.9635091038</text:p>
          </table:table-cell>
          <table:table-cell table:formula="of:=[.$E$24]*[.D96]" office:value-type="float" office:value="40.96" calcext:value-type="float">
            <text:p>40.96</text:p>
          </table:table-cell>
          <table:table-cell table:formula="of:=[.E96]*[.$E$11]" office:value-type="float" office:value="16.384" calcext:value-type="float">
            <text:p>16.3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65" calcext:value-type="float">
            <text:p>0.065</text:p>
          </table:table-cell>
          <table:table-cell table:formula="of:=[.$E$8]*[.B97]" office:value-type="float" office:value="65" calcext:value-type="float">
            <text:p>65</text:p>
          </table:table-cell>
          <table:table-cell table:formula="of:=PI()*[.C97]^2" office:value-type="float" office:value="13273.2289614169" calcext:value-type="float">
            <text:p>13273.2289614169</text:p>
          </table:table-cell>
          <table:table-cell table:formula="of:=[.$E$24]*[.D97]" office:value-type="float" office:value="42.25" calcext:value-type="float">
            <text:p>42.25</text:p>
          </table:table-cell>
          <table:table-cell table:formula="of:=[.E97]*[.$E$11]" office:value-type="float" office:value="16.9" calcext:value-type="float">
            <text:p>16.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66" calcext:value-type="float">
            <text:p>0.066</text:p>
          </table:table-cell>
          <table:table-cell table:formula="of:=[.$E$8]*[.B98]" office:value-type="float" office:value="66" calcext:value-type="float">
            <text:p>66</text:p>
          </table:table-cell>
          <table:table-cell table:formula="of:=PI()*[.C98]^2" office:value-type="float" office:value="13684.7775990371" calcext:value-type="float">
            <text:p>13684.7775990371</text:p>
          </table:table-cell>
          <table:table-cell table:formula="of:=[.$E$24]*[.D98]" office:value-type="float" office:value="43.56" calcext:value-type="float">
            <text:p>43.56</text:p>
          </table:table-cell>
          <table:table-cell table:formula="of:=[.E98]*[.$E$11]" office:value-type="float" office:value="17.424" calcext:value-type="float">
            <text:p>17.4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67" calcext:value-type="float">
            <text:p>0.067</text:p>
          </table:table-cell>
          <table:table-cell table:formula="of:=[.$E$8]*[.B99]" office:value-type="float" office:value="67" calcext:value-type="float">
            <text:p>67</text:p>
          </table:table-cell>
          <table:table-cell table:formula="of:=PI()*[.C99]^2" office:value-type="float" office:value="14102.6094219646" calcext:value-type="float">
            <text:p>14102.6094219646</text:p>
          </table:table-cell>
          <table:table-cell table:formula="of:=[.$E$24]*[.D99]" office:value-type="float" office:value="44.89" calcext:value-type="float">
            <text:p>44.89</text:p>
          </table:table-cell>
          <table:table-cell table:formula="of:=[.E99]*[.$E$11]" office:value-type="float" office:value="17.956" calcext:value-type="float">
            <text:p>17.9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68" calcext:value-type="float">
            <text:p>0.068</text:p>
          </table:table-cell>
          <table:table-cell table:formula="of:=[.$E$8]*[.B100]" office:value-type="float" office:value="68" calcext:value-type="float">
            <text:p>68</text:p>
          </table:table-cell>
          <table:table-cell table:formula="of:=PI()*[.C100]^2" office:value-type="float" office:value="14526.7244301992" calcext:value-type="float">
            <text:p>14526.7244301992</text:p>
          </table:table-cell>
          <table:table-cell table:formula="of:=[.$E$24]*[.D100]" office:value-type="float" office:value="46.24" calcext:value-type="float">
            <text:p>46.24</text:p>
          </table:table-cell>
          <table:table-cell table:formula="of:=[.E100]*[.$E$11]" office:value-type="float" office:value="18.496" calcext:value-type="float">
            <text:p>18.4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69" calcext:value-type="float">
            <text:p>0.069</text:p>
          </table:table-cell>
          <table:table-cell table:formula="of:=[.$E$8]*[.B101]" office:value-type="float" office:value="69" calcext:value-type="float">
            <text:p>69</text:p>
          </table:table-cell>
          <table:table-cell table:formula="of:=PI()*[.C101]^2" office:value-type="float" office:value="14957.122623741" calcext:value-type="float">
            <text:p>14957.122623741</text:p>
          </table:table-cell>
          <table:table-cell table:formula="of:=[.$E$24]*[.D101]" office:value-type="float" office:value="47.61" calcext:value-type="float">
            <text:p>47.61</text:p>
          </table:table-cell>
          <table:table-cell table:formula="of:=[.E101]*[.$E$11]" office:value-type="float" office:value="19.044" calcext:value-type="float">
            <text:p>19.0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table:formula="of:=[.$E$8]*[.B102]" office:value-type="float" office:value="70" calcext:value-type="float">
            <text:p>70</text:p>
          </table:table-cell>
          <table:table-cell table:formula="of:=PI()*[.C102]^2" office:value-type="float" office:value="15393.80400259" calcext:value-type="float">
            <text:p>15393.80400259</text:p>
          </table:table-cell>
          <table:table-cell table:formula="of:=[.$E$24]*[.D102]" office:value-type="float" office:value="49" calcext:value-type="float">
            <text:p>49</text:p>
          </table:table-cell>
          <table:table-cell table:formula="of:=[.E102]*[.$E$11]" office:value-type="float" office:value="19.6" calcext:value-type="float">
            <text:p>19.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71" calcext:value-type="float">
            <text:p>0.071</text:p>
          </table:table-cell>
          <table:table-cell table:formula="of:=[.$E$8]*[.B103]" office:value-type="float" office:value="71" calcext:value-type="float">
            <text:p>71</text:p>
          </table:table-cell>
          <table:table-cell table:formula="of:=PI()*[.C103]^2" office:value-type="float" office:value="15836.7685667462" calcext:value-type="float">
            <text:p>15836.7685667462</text:p>
          </table:table-cell>
          <table:table-cell table:formula="of:=[.$E$24]*[.D103]" office:value-type="float" office:value="50.41" calcext:value-type="float">
            <text:p>50.41</text:p>
          </table:table-cell>
          <table:table-cell table:formula="of:=[.E103]*[.$E$11]" office:value-type="float" office:value="20.164" calcext:value-type="float">
            <text:p>20.1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72" calcext:value-type="float">
            <text:p>0.072</text:p>
          </table:table-cell>
          <table:table-cell table:formula="of:=[.$E$8]*[.B104]" office:value-type="float" office:value="72" calcext:value-type="float">
            <text:p>72</text:p>
          </table:table-cell>
          <table:table-cell table:formula="of:=PI()*[.C104]^2" office:value-type="float" office:value="16286.0163162095" calcext:value-type="float">
            <text:p>16286.0163162095</text:p>
          </table:table-cell>
          <table:table-cell table:formula="of:=[.$E$24]*[.D104]" office:value-type="float" office:value="51.84" calcext:value-type="float">
            <text:p>51.84</text:p>
          </table:table-cell>
          <table:table-cell table:formula="of:=[.E104]*[.$E$11]" office:value-type="float" office:value="20.736" calcext:value-type="float">
            <text:p>20.7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73" calcext:value-type="float">
            <text:p>0.073</text:p>
          </table:table-cell>
          <table:table-cell table:formula="of:=[.$E$8]*[.B105]" office:value-type="float" office:value="73" calcext:value-type="float">
            <text:p>73</text:p>
          </table:table-cell>
          <table:table-cell table:formula="of:=PI()*[.C105]^2" office:value-type="float" office:value="16741.54725098" calcext:value-type="float">
            <text:p>16741.54725098</text:p>
          </table:table-cell>
          <table:table-cell table:formula="of:=[.$E$24]*[.D105]" office:value-type="float" office:value="53.29" calcext:value-type="float">
            <text:p>53.29</text:p>
          </table:table-cell>
          <table:table-cell table:formula="of:=[.E105]*[.$E$11]" office:value-type="float" office:value="21.316" calcext:value-type="float">
            <text:p>21.3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74" calcext:value-type="float">
            <text:p>0.074</text:p>
          </table:table-cell>
          <table:table-cell table:formula="of:=[.$E$8]*[.B106]" office:value-type="float" office:value="74" calcext:value-type="float">
            <text:p>74</text:p>
          </table:table-cell>
          <table:table-cell table:formula="of:=PI()*[.C106]^2" office:value-type="float" office:value="17203.3613710577" calcext:value-type="float">
            <text:p>17203.3613710577</text:p>
          </table:table-cell>
          <table:table-cell table:formula="of:=[.$E$24]*[.D106]" office:value-type="float" office:value="54.76" calcext:value-type="float">
            <text:p>54.76</text:p>
          </table:table-cell>
          <table:table-cell table:formula="of:=[.E106]*[.$E$11]" office:value-type="float" office:value="21.904" calcext:value-type="float">
            <text:p>21.9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75" calcext:value-type="float">
            <text:p>0.075</text:p>
          </table:table-cell>
          <table:table-cell table:formula="of:=[.$E$8]*[.B107]" office:value-type="float" office:value="75" calcext:value-type="float">
            <text:p>75</text:p>
          </table:table-cell>
          <table:table-cell table:formula="of:=PI()*[.C107]^2" office:value-type="float" office:value="17671.4586764426" calcext:value-type="float">
            <text:p>17671.4586764426</text:p>
          </table:table-cell>
          <table:table-cell table:formula="of:=[.$E$24]*[.D107]" office:value-type="float" office:value="56.25" calcext:value-type="float">
            <text:p>56.25</text:p>
          </table:table-cell>
          <table:table-cell table:formula="of:=[.E107]*[.$E$11]" office:value-type="float" office:value="22.5" calcext:value-type="float">
            <text:p>22.5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76" calcext:value-type="float">
            <text:p>0.076</text:p>
          </table:table-cell>
          <table:table-cell table:formula="of:=[.$E$8]*[.B108]" office:value-type="float" office:value="76" calcext:value-type="float">
            <text:p>76</text:p>
          </table:table-cell>
          <table:table-cell table:formula="of:=PI()*[.C108]^2" office:value-type="float" office:value="18145.8391671346" calcext:value-type="float">
            <text:p>18145.8391671346</text:p>
          </table:table-cell>
          <table:table-cell table:formula="of:=[.$E$24]*[.D108]" office:value-type="float" office:value="57.76" calcext:value-type="float">
            <text:p>57.76</text:p>
          </table:table-cell>
          <table:table-cell table:formula="of:=[.E108]*[.$E$11]" office:value-type="float" office:value="23.104" calcext:value-type="float">
            <text:p>23.1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77" calcext:value-type="float">
            <text:p>0.077</text:p>
          </table:table-cell>
          <table:table-cell table:formula="of:=[.$E$8]*[.B109]" office:value-type="float" office:value="77" calcext:value-type="float">
            <text:p>77</text:p>
          </table:table-cell>
          <table:table-cell table:formula="of:=PI()*[.C109]^2" office:value-type="float" office:value="18626.5028431339" calcext:value-type="float">
            <text:p>18626.5028431339</text:p>
          </table:table-cell>
          <table:table-cell table:formula="of:=[.$E$24]*[.D109]" office:value-type="float" office:value="59.29" calcext:value-type="float">
            <text:p>59.29</text:p>
          </table:table-cell>
          <table:table-cell table:formula="of:=[.E109]*[.$E$11]" office:value-type="float" office:value="23.716" calcext:value-type="float">
            <text:p>23.7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78" calcext:value-type="float">
            <text:p>0.078</text:p>
          </table:table-cell>
          <table:table-cell table:formula="of:=[.$E$8]*[.B110]" office:value-type="float" office:value="78" calcext:value-type="float">
            <text:p>78</text:p>
          </table:table-cell>
          <table:table-cell table:formula="of:=PI()*[.C110]^2" office:value-type="float" office:value="19113.4497044403" calcext:value-type="float">
            <text:p>19113.4497044403</text:p>
          </table:table-cell>
          <table:table-cell table:formula="of:=[.$E$24]*[.D110]" office:value-type="float" office:value="60.84" calcext:value-type="float">
            <text:p>60.84</text:p>
          </table:table-cell>
          <table:table-cell table:formula="of:=[.E110]*[.$E$11]" office:value-type="float" office:value="24.336" calcext:value-type="float">
            <text:p>24.3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79" calcext:value-type="float">
            <text:p>0.079</text:p>
          </table:table-cell>
          <table:table-cell table:formula="of:=[.$E$8]*[.B111]" office:value-type="float" office:value="79" calcext:value-type="float">
            <text:p>79</text:p>
          </table:table-cell>
          <table:table-cell table:formula="of:=PI()*[.C111]^2" office:value-type="float" office:value="19606.6797510539" calcext:value-type="float">
            <text:p>19606.6797510539</text:p>
          </table:table-cell>
          <table:table-cell table:formula="of:=[.$E$24]*[.D111]" office:value-type="float" office:value="62.41" calcext:value-type="float">
            <text:p>62.41</text:p>
          </table:table-cell>
          <table:table-cell table:formula="of:=[.E111]*[.$E$11]" office:value-type="float" office:value="24.964" calcext:value-type="float">
            <text:p>24.9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table:formula="of:=[.$E$8]*[.B112]" office:value-type="float" office:value="80" calcext:value-type="float">
            <text:p>80</text:p>
          </table:table-cell>
          <table:table-cell table:formula="of:=PI()*[.C112]^2" office:value-type="float" office:value="20106.1929829747" calcext:value-type="float">
            <text:p>20106.1929829747</text:p>
          </table:table-cell>
          <table:table-cell table:formula="of:=[.$E$24]*[.D112]" office:value-type="float" office:value="64" calcext:value-type="float">
            <text:p>64</text:p>
          </table:table-cell>
          <table:table-cell table:formula="of:=[.E112]*[.$E$11]" office:value-type="float" office:value="25.6" calcext:value-type="float">
            <text:p>25.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81" calcext:value-type="float">
            <text:p>0.081</text:p>
          </table:table-cell>
          <table:table-cell table:formula="of:=[.$E$8]*[.B113]" office:value-type="float" office:value="81" calcext:value-type="float">
            <text:p>81</text:p>
          </table:table-cell>
          <table:table-cell table:formula="of:=PI()*[.C113]^2" office:value-type="float" office:value="20611.9894002026" calcext:value-type="float">
            <text:p>20611.9894002026</text:p>
          </table:table-cell>
          <table:table-cell table:formula="of:=[.$E$24]*[.D113]" office:value-type="float" office:value="65.61" calcext:value-type="float">
            <text:p>65.61</text:p>
          </table:table-cell>
          <table:table-cell table:formula="of:=[.E113]*[.$E$11]" office:value-type="float" office:value="26.244" calcext:value-type="float">
            <text:p>26.2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82" calcext:value-type="float">
            <text:p>0.082</text:p>
          </table:table-cell>
          <table:table-cell table:formula="of:=[.$E$8]*[.B114]" office:value-type="float" office:value="82" calcext:value-type="float">
            <text:p>82</text:p>
          </table:table-cell>
          <table:table-cell table:formula="of:=PI()*[.C114]^2" office:value-type="float" office:value="21124.0690027378" calcext:value-type="float">
            <text:p>21124.0690027378</text:p>
          </table:table-cell>
          <table:table-cell table:formula="of:=[.$E$24]*[.D114]" office:value-type="float" office:value="67.24" calcext:value-type="float">
            <text:p>67.24</text:p>
          </table:table-cell>
          <table:table-cell table:formula="of:=[.E114]*[.$E$11]" office:value-type="float" office:value="26.896" calcext:value-type="float">
            <text:p>26.8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83" calcext:value-type="float">
            <text:p>0.083</text:p>
          </table:table-cell>
          <table:table-cell table:formula="of:=[.$E$8]*[.B115]" office:value-type="float" office:value="83" calcext:value-type="float">
            <text:p>83</text:p>
          </table:table-cell>
          <table:table-cell table:formula="of:=PI()*[.C115]^2" office:value-type="float" office:value="21642.4317905801" calcext:value-type="float">
            <text:p>21642.4317905801</text:p>
          </table:table-cell>
          <table:table-cell table:formula="of:=[.$E$24]*[.D115]" office:value-type="float" office:value="68.89" calcext:value-type="float">
            <text:p>68.89</text:p>
          </table:table-cell>
          <table:table-cell table:formula="of:=[.E115]*[.$E$11]" office:value-type="float" office:value="27.556" calcext:value-type="float">
            <text:p>27.5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84" calcext:value-type="float">
            <text:p>0.084</text:p>
          </table:table-cell>
          <table:table-cell table:formula="of:=[.$E$8]*[.B116]" office:value-type="float" office:value="84" calcext:value-type="float">
            <text:p>84</text:p>
          </table:table-cell>
          <table:table-cell table:formula="of:=PI()*[.C116]^2" office:value-type="float" office:value="22167.0777637296" calcext:value-type="float">
            <text:p>22167.0777637296</text:p>
          </table:table-cell>
          <table:table-cell table:formula="of:=[.$E$24]*[.D116]" office:value-type="float" office:value="70.56" calcext:value-type="float">
            <text:p>70.56</text:p>
          </table:table-cell>
          <table:table-cell table:formula="of:=[.E116]*[.$E$11]" office:value-type="float" office:value="28.224" calcext:value-type="float">
            <text:p>28.2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85" calcext:value-type="float">
            <text:p>0.085</text:p>
          </table:table-cell>
          <table:table-cell table:formula="of:=[.$E$8]*[.B117]" office:value-type="float" office:value="85" calcext:value-type="float">
            <text:p>85</text:p>
          </table:table-cell>
          <table:table-cell table:formula="of:=PI()*[.C117]^2" office:value-type="float" office:value="22698.0069221863" calcext:value-type="float">
            <text:p>22698.0069221863</text:p>
          </table:table-cell>
          <table:table-cell table:formula="of:=[.$E$24]*[.D117]" office:value-type="float" office:value="72.25" calcext:value-type="float">
            <text:p>72.25</text:p>
          </table:table-cell>
          <table:table-cell table:formula="of:=[.E117]*[.$E$11]" office:value-type="float" office:value="28.9" calcext:value-type="float">
            <text:p>28.9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86" calcext:value-type="float">
            <text:p>0.086</text:p>
          </table:table-cell>
          <table:table-cell table:formula="of:=[.$E$8]*[.B118]" office:value-type="float" office:value="86" calcext:value-type="float">
            <text:p>86</text:p>
          </table:table-cell>
          <table:table-cell table:formula="of:=PI()*[.C118]^2" office:value-type="float" office:value="23235.2192659501" calcext:value-type="float">
            <text:p>23235.2192659501</text:p>
          </table:table-cell>
          <table:table-cell table:formula="of:=[.$E$24]*[.D118]" office:value-type="float" office:value="73.96" calcext:value-type="float">
            <text:p>73.96</text:p>
          </table:table-cell>
          <table:table-cell table:formula="of:=[.E118]*[.$E$11]" office:value-type="float" office:value="29.584" calcext:value-type="float">
            <text:p>29.5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87" calcext:value-type="float">
            <text:p>0.087</text:p>
          </table:table-cell>
          <table:table-cell table:formula="of:=[.$E$8]*[.B119]" office:value-type="float" office:value="87" calcext:value-type="float">
            <text:p>87</text:p>
          </table:table-cell>
          <table:table-cell table:formula="of:=PI()*[.C119]^2" office:value-type="float" office:value="23778.7147950212" calcext:value-type="float">
            <text:p>23778.7147950212</text:p>
          </table:table-cell>
          <table:table-cell table:formula="of:=[.$E$24]*[.D119]" office:value-type="float" office:value="75.69" calcext:value-type="float">
            <text:p>75.69</text:p>
          </table:table-cell>
          <table:table-cell table:formula="of:=[.E119]*[.$E$11]" office:value-type="float" office:value="30.276" calcext:value-type="float">
            <text:p>30.2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88" calcext:value-type="float">
            <text:p>0.088</text:p>
          </table:table-cell>
          <table:table-cell table:formula="of:=[.$E$8]*[.B120]" office:value-type="float" office:value="88" calcext:value-type="float">
            <text:p>88</text:p>
          </table:table-cell>
          <table:table-cell table:formula="of:=PI()*[.C120]^2" office:value-type="float" office:value="24328.4935093994" calcext:value-type="float">
            <text:p>24328.4935093994</text:p>
          </table:table-cell>
          <table:table-cell table:formula="of:=[.$E$24]*[.D120]" office:value-type="float" office:value="77.44" calcext:value-type="float">
            <text:p>77.44</text:p>
          </table:table-cell>
          <table:table-cell table:formula="of:=[.E120]*[.$E$11]" office:value-type="float" office:value="30.976" calcext:value-type="float">
            <text:p>30.9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89" calcext:value-type="float">
            <text:p>0.089</text:p>
          </table:table-cell>
          <table:table-cell table:formula="of:=[.$E$8]*[.B121]" office:value-type="float" office:value="89" calcext:value-type="float">
            <text:p>89</text:p>
          </table:table-cell>
          <table:table-cell table:formula="of:=PI()*[.C121]^2" office:value-type="float" office:value="24884.5554090847" calcext:value-type="float">
            <text:p>24884.5554090847</text:p>
          </table:table-cell>
          <table:table-cell table:formula="of:=[.$E$24]*[.D121]" office:value-type="float" office:value="79.21" calcext:value-type="float">
            <text:p>79.21</text:p>
          </table:table-cell>
          <table:table-cell table:formula="of:=[.E121]*[.$E$11]" office:value-type="float" office:value="31.684" calcext:value-type="float">
            <text:p>31.6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table:formula="of:=[.$E$8]*[.B122]" office:value-type="float" office:value="90" calcext:value-type="float">
            <text:p>90</text:p>
          </table:table-cell>
          <table:table-cell table:formula="of:=PI()*[.C122]^2" office:value-type="float" office:value="25446.9004940773" calcext:value-type="float">
            <text:p>25446.9004940773</text:p>
          </table:table-cell>
          <table:table-cell table:formula="of:=[.$E$24]*[.D122]" office:value-type="float" office:value="81" calcext:value-type="float">
            <text:p>81</text:p>
          </table:table-cell>
          <table:table-cell table:formula="of:=[.E122]*[.$E$11]" office:value-type="float" office:value="32.4" calcext:value-type="float">
            <text:p>32.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91" calcext:value-type="float">
            <text:p>0.091</text:p>
          </table:table-cell>
          <table:table-cell table:formula="of:=[.$E$8]*[.B123]" office:value-type="float" office:value="91" calcext:value-type="float">
            <text:p>91</text:p>
          </table:table-cell>
          <table:table-cell table:formula="of:=PI()*[.C123]^2" office:value-type="float" office:value="26015.5287643771" calcext:value-type="float">
            <text:p>26015.5287643771</text:p>
          </table:table-cell>
          <table:table-cell table:formula="of:=[.$E$24]*[.D123]" office:value-type="float" office:value="82.81" calcext:value-type="float">
            <text:p>82.81</text:p>
          </table:table-cell>
          <table:table-cell table:formula="of:=[.E123]*[.$E$11]" office:value-type="float" office:value="33.124" calcext:value-type="float">
            <text:p>33.1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92" calcext:value-type="float">
            <text:p>0.092</text:p>
          </table:table-cell>
          <table:table-cell table:formula="of:=[.$E$8]*[.B124]" office:value-type="float" office:value="92" calcext:value-type="float">
            <text:p>92</text:p>
          </table:table-cell>
          <table:table-cell table:formula="of:=PI()*[.C124]^2" office:value-type="float" office:value="26590.440219984" calcext:value-type="float">
            <text:p>26590.440219984</text:p>
          </table:table-cell>
          <table:table-cell table:formula="of:=[.$E$24]*[.D124]" office:value-type="float" office:value="84.64" calcext:value-type="float">
            <text:p>84.64</text:p>
          </table:table-cell>
          <table:table-cell table:formula="of:=[.E124]*[.$E$11]" office:value-type="float" office:value="33.856" calcext:value-type="float">
            <text:p>33.8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93" calcext:value-type="float">
            <text:p>0.093</text:p>
          </table:table-cell>
          <table:table-cell table:formula="of:=[.$E$8]*[.B125]" office:value-type="float" office:value="93" calcext:value-type="float">
            <text:p>93</text:p>
          </table:table-cell>
          <table:table-cell table:formula="of:=PI()*[.C125]^2" office:value-type="float" office:value="27171.6348608981" calcext:value-type="float">
            <text:p>27171.6348608981</text:p>
          </table:table-cell>
          <table:table-cell table:formula="of:=[.$E$24]*[.D125]" office:value-type="float" office:value="86.49" calcext:value-type="float">
            <text:p>86.49</text:p>
          </table:table-cell>
          <table:table-cell table:formula="of:=[.E125]*[.$E$11]" office:value-type="float" office:value="34.596" calcext:value-type="float">
            <text:p>34.5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94" calcext:value-type="float">
            <text:p>0.094</text:p>
          </table:table-cell>
          <table:table-cell table:formula="of:=[.$E$8]*[.B126]" office:value-type="float" office:value="94" calcext:value-type="float">
            <text:p>94</text:p>
          </table:table-cell>
          <table:table-cell table:formula="of:=PI()*[.C126]^2" office:value-type="float" office:value="27759.1126871194" calcext:value-type="float">
            <text:p>27759.1126871194</text:p>
          </table:table-cell>
          <table:table-cell table:formula="of:=[.$E$24]*[.D126]" office:value-type="float" office:value="88.36" calcext:value-type="float">
            <text:p>88.36</text:p>
          </table:table-cell>
          <table:table-cell table:formula="of:=[.E126]*[.$E$11]" office:value-type="float" office:value="35.344" calcext:value-type="float">
            <text:p>35.3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95" calcext:value-type="float">
            <text:p>0.095</text:p>
          </table:table-cell>
          <table:table-cell table:formula="of:=[.$E$8]*[.B127]" office:value-type="float" office:value="95" calcext:value-type="float">
            <text:p>95</text:p>
          </table:table-cell>
          <table:table-cell table:formula="of:=PI()*[.C127]^2" office:value-type="float" office:value="28352.8736986479" calcext:value-type="float">
            <text:p>28352.8736986479</text:p>
          </table:table-cell>
          <table:table-cell table:formula="of:=[.$E$24]*[.D127]" office:value-type="float" office:value="90.25" calcext:value-type="float">
            <text:p>90.25</text:p>
          </table:table-cell>
          <table:table-cell table:formula="of:=[.E127]*[.$E$11]" office:value-type="float" office:value="36.1" calcext:value-type="float">
            <text:p>36.1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96" calcext:value-type="float">
            <text:p>0.096</text:p>
          </table:table-cell>
          <table:table-cell table:formula="of:=[.$E$8]*[.B128]" office:value-type="float" office:value="96" calcext:value-type="float">
            <text:p>96</text:p>
          </table:table-cell>
          <table:table-cell table:formula="of:=PI()*[.C128]^2" office:value-type="float" office:value="28952.9178954835" calcext:value-type="float">
            <text:p>28952.9178954835</text:p>
          </table:table-cell>
          <table:table-cell table:formula="of:=[.$E$24]*[.D128]" office:value-type="float" office:value="92.16" calcext:value-type="float">
            <text:p>92.16</text:p>
          </table:table-cell>
          <table:table-cell table:formula="of:=[.E128]*[.$E$11]" office:value-type="float" office:value="36.864" calcext:value-type="float">
            <text:p>36.8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97" calcext:value-type="float">
            <text:p>0.097</text:p>
          </table:table-cell>
          <table:table-cell table:formula="of:=[.$E$8]*[.B129]" office:value-type="float" office:value="97" calcext:value-type="float">
            <text:p>97</text:p>
          </table:table-cell>
          <table:table-cell table:formula="of:=PI()*[.C129]^2" office:value-type="float" office:value="29559.2452776264" calcext:value-type="float">
            <text:p>29559.2452776264</text:p>
          </table:table-cell>
          <table:table-cell table:formula="of:=[.$E$24]*[.D129]" office:value-type="float" office:value="94.09" calcext:value-type="float">
            <text:p>94.09</text:p>
          </table:table-cell>
          <table:table-cell table:formula="of:=[.E129]*[.$E$11]" office:value-type="float" office:value="37.636" calcext:value-type="float">
            <text:p>37.6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98" calcext:value-type="float">
            <text:p>0.098</text:p>
          </table:table-cell>
          <table:table-cell table:formula="of:=[.$E$8]*[.B130]" office:value-type="float" office:value="98" calcext:value-type="float">
            <text:p>98</text:p>
          </table:table-cell>
          <table:table-cell table:formula="of:=PI()*[.C130]^2" office:value-type="float" office:value="30171.8558450764" calcext:value-type="float">
            <text:p>30171.8558450764</text:p>
          </table:table-cell>
          <table:table-cell table:formula="of:=[.$E$24]*[.D130]" office:value-type="float" office:value="96.04" calcext:value-type="float">
            <text:p>96.04</text:p>
          </table:table-cell>
          <table:table-cell table:formula="of:=[.E130]*[.$E$11]" office:value-type="float" office:value="38.416" calcext:value-type="float">
            <text:p>38.4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099" calcext:value-type="float">
            <text:p>0.099</text:p>
          </table:table-cell>
          <table:table-cell table:formula="of:=[.$E$8]*[.B131]" office:value-type="float" office:value="99" calcext:value-type="float">
            <text:p>99</text:p>
          </table:table-cell>
          <table:table-cell table:formula="of:=PI()*[.C131]^2" office:value-type="float" office:value="30790.7495978336" calcext:value-type="float">
            <text:p>30790.7495978336</text:p>
          </table:table-cell>
          <table:table-cell table:formula="of:=[.$E$24]*[.D131]" office:value-type="float" office:value="98.01" calcext:value-type="float">
            <text:p>98.01</text:p>
          </table:table-cell>
          <table:table-cell table:formula="of:=[.E131]*[.$E$11]" office:value-type="float" office:value="39.204" calcext:value-type="float">
            <text:p>39.2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table:formula="of:=[.$E$8]*[.B132]" office:value-type="float" office:value="100" calcext:value-type="float">
            <text:p>100</text:p>
          </table:table-cell>
          <table:table-cell table:formula="of:=PI()*[.C132]^2" office:value-type="float" office:value="31415.9265358979" calcext:value-type="float">
            <text:p>31415.9265358979</text:p>
          </table:table-cell>
          <table:table-cell table:formula="of:=[.$E$24]*[.D132]" office:value-type="float" office:value="100" calcext:value-type="float">
            <text:p>100</text:p>
          </table:table-cell>
          <table:table-cell table:formula="of:=[.E132]*[.$E$11]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O que é que isto tem a ver com a latência e com a energia ?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sto ficou contínuo e anteriormente usamos redes multi-hop ?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0:50:50.214381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Lima</meta:initial-creator>
    <meta:creation-date>2012-06-12T10:53:12</meta:creation-date>
    <meta:generator>LibreOffice/5.0.2.2$Linux_X86_64 LibreOffice_project/00m0$Build-2</meta:generator>
    <dc:date>2015-12-15T10:53:36.182527901</dc:date>
    <meta:editing-duration>PT1H3M48S</meta:editing-duration>
    <meta:editing-cycles>3</meta:editing-cycles>
    <meta:document-statistic meta:table-count="3" meta:cell-count="5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393cm" svg:y="3.198cm" style:legend-expansion="high" chart:style-name="ch2"/>
        <chart:plot-area chart:style-name="ch3" table:cell-range-address="Sheet1.B32:Sheet1.F132 Sheet1.C31:Sheet1.F31" chart:data-source-has-labels="row" svg:x="0.32cm" svg:y="0.18cm" svg:width="9.753cm" svg:height="8.64cm">
          <chartooo:coordinate-region svg:x="1.565cm" svg:y="0.391cm" svg:width="8.165cm" svg:height="7.7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2:Sheet1.C132" chart:label-cell-address="Sheet1.C31:Sheet1.C31" chart:class="chart:scatter">
            <chart:domain table:cell-range-address="Sheet1.B32:Sheet1.B132"/>
            <chart:data-point chart:repeated="101"/>
          </chart:series>
          <chart:series chart:style-name="ch7" chart:values-cell-range-address="Sheet1.D32:Sheet1.D132" chart:label-cell-address="Sheet1.D31:Sheet1.D31" chart:class="chart:scatter">
            <chart:data-point chart:repeated="101"/>
          </chart:series>
          <chart:series chart:style-name="ch8" chart:values-cell-range-address="Sheet1.E32:Sheet1.E132" chart:label-cell-address="Sheet1.E31:Sheet1.E31" chart:class="chart:scatter">
            <chart:data-point chart:repeated="101"/>
          </chart:series>
          <chart:series chart:style-name="ch9" chart:values-cell-range-address="Sheet1.F32:Sheet1.F132" chart:label-cell-address="Sheet1.F31:Sheet1.F3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</text:p>
                <draw:g>
                  <svg:desc>Sheet1.C31:Sheet1.C31</svg:desc>
                </draw:g>
              </table:table-cell>
              <table:table-cell office:value-type="string">
                <text:p>Area Atingida</text:p>
                <draw:g>
                  <svg:desc>Sheet1.D31:Sheet1.D31</svg:desc>
                </draw:g>
              </table:table-cell>
              <table:table-cell office:value-type="string">
                <text:p>Nós cobertos</text:p>
                <draw:g>
                  <svg:desc>Sheet1.E31:Sheet1.E31</svg:desc>
                </draw:g>
              </table:table-cell>
              <table:table-cell office:value-type="string">
                <text:p>Probabilidade de encontrar recurso</text:p>
                <draw:g>
                  <svg:desc>Sheet1.F31:Sheet1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2:Sheet1.B132</svg:desc>
                </draw:g>
              </table:table-cell>
              <table:table-cell office:value-type="float" office:value="0">
                <text:p>0</text:p>
                <draw:g>
                  <svg:desc>Sheet1.C32:Sheet1.C132</svg:desc>
                </draw:g>
              </table:table-cell>
              <table:table-cell office:value-type="float" office:value="0">
                <text:p>0</text:p>
                <draw:g>
                  <svg:desc>Sheet1.D32:Sheet1.D132</svg:desc>
                </draw:g>
              </table:table-cell>
              <table:table-cell office:value-type="float" office:value="0">
                <text:p>0</text:p>
                <draw:g>
                  <svg:desc>Sheet1.E32:Sheet1.E132</svg:desc>
                </draw:g>
              </table:table-cell>
              <table:table-cell office:value-type="float" office:value="0">
                <text:p>0</text:p>
                <draw:g>
                  <svg:desc>Sheet1.F32:Sheet1.F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0.01">
                <text:p>0.0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2">
                <text:p>2</text:p>
              </table:table-cell>
              <table:table-cell office:value-type="float" office:value="12.5663706143592">
                <text:p>12.5663706143592</text:p>
              </table:table-cell>
              <table:table-cell office:value-type="float" office:value="0.04">
                <text:p>0.0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3">
                <text:p>3</text:p>
              </table:table-cell>
              <table:table-cell office:value-type="float" office:value="28.2743338823081">
                <text:p>28.2743338823081</text:p>
              </table:table-cell>
              <table:table-cell office:value-type="float" office:value="0.09">
                <text:p>0.0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4">
                <text:p>4</text:p>
              </table:table-cell>
              <table:table-cell office:value-type="float" office:value="50.2654824574367">
                <text:p>50.2654824574367</text:p>
              </table:table-cell>
              <table:table-cell office:value-type="float" office:value="0.16">
                <text:p>0.1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5">
                <text:p>5</text:p>
              </table:table-cell>
              <table:table-cell office:value-type="float" office:value="78.5398163397448">
                <text:p>78.5398163397448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6">
                <text:p>6</text:p>
              </table:table-cell>
              <table:table-cell office:value-type="float" office:value="113.097335529233">
                <text:p>113.097335529233</text:p>
              </table:table-cell>
              <table:table-cell office:value-type="float" office:value="0.36">
                <text:p>0.36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7">
                <text:p>7</text:p>
              </table:table-cell>
              <table:table-cell office:value-type="float" office:value="153.9380400259">
                <text:p>153.9380400259</text:p>
              </table:table-cell>
              <table:table-cell office:value-type="float" office:value="0.49">
                <text:p>0.49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8">
                <text:p>8</text:p>
              </table:table-cell>
              <table:table-cell office:value-type="float" office:value="201.061929829747">
                <text:p>201.061929829747</text:p>
              </table:table-cell>
              <table:table-cell office:value-type="float" office:value="0.64">
                <text:p>0.64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9">
                <text:p>9</text:p>
              </table:table-cell>
              <table:table-cell office:value-type="float" office:value="254.469004940773">
                <text:p>254.469004940773</text:p>
              </table:table-cell>
              <table:table-cell office:value-type="float" office:value="0.81">
                <text:p>0.81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10">
                <text:p>10</text:p>
              </table:table-cell>
              <table:table-cell office:value-type="float" office:value="314.159265358979">
                <text:p>314.159265358979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11">
                <text:p>11</text:p>
              </table:table-cell>
              <table:table-cell office:value-type="float" office:value="380.132711084365">
                <text:p>380.132711084365</text:p>
              </table:table-cell>
              <table:table-cell office:value-type="float" office:value="1.21">
                <text:p>1.21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12">
                <text:p>12</text:p>
              </table:table-cell>
              <table:table-cell office:value-type="float" office:value="452.38934211693">
                <text:p>452.38934211693</text:p>
              </table:table-cell>
              <table:table-cell office:value-type="float" office:value="1.44">
                <text:p>1.44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13">
                <text:p>13</text:p>
              </table:table-cell>
              <table:table-cell office:value-type="float" office:value="530.929158456675">
                <text:p>530.929158456675</text:p>
              </table:table-cell>
              <table:table-cell office:value-type="float" office:value="1.69">
                <text:p>1.69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14">
                <text:p>14</text:p>
              </table:table-cell>
              <table:table-cell office:value-type="float" office:value="615.752160103599">
                <text:p>615.752160103599</text:p>
              </table:table-cell>
              <table:table-cell office:value-type="float" office:value="1.96">
                <text:p>1.96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15">
                <text:p>15</text:p>
              </table:table-cell>
              <table:table-cell office:value-type="float" office:value="706.858347057703">
                <text:p>706.858347057703</text:p>
              </table:table-cell>
              <table:table-cell office:value-type="float" office:value="2.25">
                <text:p>2.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16">
                <text:p>16</text:p>
              </table:table-cell>
              <table:table-cell office:value-type="float" office:value="804.247719318987">
                <text:p>804.247719318987</text:p>
              </table:table-cell>
              <table:table-cell office:value-type="float" office:value="2.56">
                <text:p>2.56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17">
                <text:p>17</text:p>
              </table:table-cell>
              <table:table-cell office:value-type="float" office:value="907.92027688745">
                <text:p>907.92027688745</text:p>
              </table:table-cell>
              <table:table-cell office:value-type="float" office:value="2.89">
                <text:p>2.89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18">
                <text:p>18</text:p>
              </table:table-cell>
              <table:table-cell office:value-type="float" office:value="1017.87601976309">
                <text:p>1017.87601976309</text:p>
              </table:table-cell>
              <table:table-cell office:value-type="float" office:value="3.24">
                <text:p>3.24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19">
                <text:p>19</text:p>
              </table:table-cell>
              <table:table-cell office:value-type="float" office:value="1134.11494794592">
                <text:p>1134.11494794592</text:p>
              </table:table-cell>
              <table:table-cell office:value-type="float" office:value="3.61">
                <text:p>3.61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20">
                <text:p>20</text:p>
              </table:table-cell>
              <table:table-cell office:value-type="float" office:value="1256.63706143592">
                <text:p>1256.63706143592</text:p>
              </table:table-cell>
              <table:table-cell office:value-type="float" office:value="4">
                <text:p>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21">
                <text:p>21</text:p>
              </table:table-cell>
              <table:table-cell office:value-type="float" office:value="1385.4423602331">
                <text:p>1385.4423602331</text:p>
              </table:table-cell>
              <table:table-cell office:value-type="float" office:value="4.41">
                <text:p>4.41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22">
                <text:p>22</text:p>
              </table:table-cell>
              <table:table-cell office:value-type="float" office:value="1520.53084433746">
                <text:p>1520.53084433746</text:p>
              </table:table-cell>
              <table:table-cell office:value-type="float" office:value="4.84">
                <text:p>4.84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23">
                <text:p>23</text:p>
              </table:table-cell>
              <table:table-cell office:value-type="float" office:value="1661.902513749">
                <text:p>1661.902513749</text:p>
              </table:table-cell>
              <table:table-cell office:value-type="float" office:value="5.29">
                <text:p>5.29</text:p>
              </table:table-cell>
              <table:table-cell office:value-type="float" office:value="2.116">
                <text:p>2.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24">
                <text:p>24</text:p>
              </table:table-cell>
              <table:table-cell office:value-type="float" office:value="1809.55736846772">
                <text:p>1809.55736846772</text:p>
              </table:table-cell>
              <table:table-cell office:value-type="float" office:value="5.76">
                <text:p>5.76</text:p>
              </table:table-cell>
              <table:table-cell office:value-type="float" office:value="2.304">
                <text:p>2.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25">
                <text:p>25</text:p>
              </table:table-cell>
              <table:table-cell office:value-type="float" office:value="1963.49540849362">
                <text:p>1963.49540849362</text:p>
              </table:table-cell>
              <table:table-cell office:value-type="float" office:value="6.25">
                <text:p>6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26">
                <text:p>26</text:p>
              </table:table-cell>
              <table:table-cell office:value-type="float" office:value="2123.7166338267">
                <text:p>2123.7166338267</text:p>
              </table:table-cell>
              <table:table-cell office:value-type="float" office:value="6.76">
                <text:p>6.76</text:p>
              </table:table-cell>
              <table:table-cell office:value-type="float" office:value="2.704">
                <text:p>2.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27">
                <text:p>27</text:p>
              </table:table-cell>
              <table:table-cell office:value-type="float" office:value="2290.22104446696">
                <text:p>2290.22104446696</text:p>
              </table:table-cell>
              <table:table-cell office:value-type="float" office:value="7.29">
                <text:p>7.29</text:p>
              </table:table-cell>
              <table:table-cell office:value-type="float" office:value="2.916">
                <text:p>2.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28">
                <text:p>28</text:p>
              </table:table-cell>
              <table:table-cell office:value-type="float" office:value="2463.0086404144">
                <text:p>2463.0086404144</text:p>
              </table:table-cell>
              <table:table-cell office:value-type="float" office:value="7.84">
                <text:p>7.84</text:p>
              </table:table-cell>
              <table:table-cell office:value-type="float" office:value="3.136">
                <text:p>3.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29">
                <text:p>29</text:p>
              </table:table-cell>
              <table:table-cell office:value-type="float" office:value="2642.07942166902">
                <text:p>2642.07942166902</text:p>
              </table:table-cell>
              <table:table-cell office:value-type="float" office:value="8.41">
                <text:p>8.41</text:p>
              </table:table-cell>
              <table:table-cell office:value-type="float" office:value="3.364">
                <text:p>3.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30">
                <text:p>30</text:p>
              </table:table-cell>
              <table:table-cell office:value-type="float" office:value="2827.43338823081">
                <text:p>2827.43338823081</text:p>
              </table:table-cell>
              <table:table-cell office:value-type="float" office:value="9">
                <text:p>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31">
                <text:p>31</text:p>
              </table:table-cell>
              <table:table-cell office:value-type="float" office:value="3019.07054009979">
                <text:p>3019.07054009979</text:p>
              </table:table-cell>
              <table:table-cell office:value-type="float" office:value="9.61">
                <text:p>9.61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32">
                <text:p>32</text:p>
              </table:table-cell>
              <table:table-cell office:value-type="float" office:value="3216.99087727595">
                <text:p>3216.99087727595</text:p>
              </table:table-cell>
              <table:table-cell office:value-type="float" office:value="10.24">
                <text:p>10.24</text:p>
              </table:table-cell>
              <table:table-cell office:value-type="float" office:value="4.096">
                <text:p>4.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33">
                <text:p>33</text:p>
              </table:table-cell>
              <table:table-cell office:value-type="float" office:value="3421.19439975928">
                <text:p>3421.19439975928</text:p>
              </table:table-cell>
              <table:table-cell office:value-type="float" office:value="10.89">
                <text:p>10.89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34">
                <text:p>34</text:p>
              </table:table-cell>
              <table:table-cell office:value-type="float" office:value="3631.6811075498">
                <text:p>3631.6811075498</text:p>
              </table:table-cell>
              <table:table-cell office:value-type="float" office:value="11.56">
                <text:p>11.56</text:p>
              </table:table-cell>
              <table:table-cell office:value-type="float" office:value="4.624">
                <text:p>4.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35">
                <text:p>35</text:p>
              </table:table-cell>
              <table:table-cell office:value-type="float" office:value="3848.4510006475">
                <text:p>3848.4510006475</text:p>
              </table:table-cell>
              <table:table-cell office:value-type="float" office:value="12.25">
                <text:p>12.2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36">
                <text:p>36</text:p>
              </table:table-cell>
              <table:table-cell office:value-type="float" office:value="4071.50407905237">
                <text:p>4071.50407905237</text:p>
              </table:table-cell>
              <table:table-cell office:value-type="float" office:value="12.96">
                <text:p>12.96</text:p>
              </table:table-cell>
              <table:table-cell office:value-type="float" office:value="5.184">
                <text:p>5.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37">
                <text:p>37</text:p>
              </table:table-cell>
              <table:table-cell office:value-type="float" office:value="4300.84034276443">
                <text:p>4300.84034276443</text:p>
              </table:table-cell>
              <table:table-cell office:value-type="float" office:value="13.69">
                <text:p>13.69</text:p>
              </table:table-cell>
              <table:table-cell office:value-type="float" office:value="5.476">
                <text:p>5.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38">
                <text:p>38</text:p>
              </table:table-cell>
              <table:table-cell office:value-type="float" office:value="4536.45979178366">
                <text:p>4536.45979178366</text:p>
              </table:table-cell>
              <table:table-cell office:value-type="float" office:value="14.44">
                <text:p>14.44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39">
                <text:p>39</text:p>
              </table:table-cell>
              <table:table-cell office:value-type="float" office:value="4778.36242611008">
                <text:p>4778.36242611008</text:p>
              </table:table-cell>
              <table:table-cell office:value-type="float" office:value="15.21">
                <text:p>15.21</text:p>
              </table:table-cell>
              <table:table-cell office:value-type="float" office:value="6.084">
                <text:p>6.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40">
                <text:p>40</text:p>
              </table:table-cell>
              <table:table-cell office:value-type="float" office:value="5026.54824574367">
                <text:p>5026.54824574367</text:p>
              </table:table-cell>
              <table:table-cell office:value-type="float" office:value="16">
                <text:p>1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41">
                <text:p>41</text:p>
              </table:table-cell>
              <table:table-cell office:value-type="float" office:value="5281.01725068444">
                <text:p>5281.01725068444</text:p>
              </table:table-cell>
              <table:table-cell office:value-type="float" office:value="16.81">
                <text:p>16.81</text:p>
              </table:table-cell>
              <table:table-cell office:value-type="float" office:value="6.724">
                <text:p>6.7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42">
                <text:p>42</text:p>
              </table:table-cell>
              <table:table-cell office:value-type="float" office:value="5541.7694409324">
                <text:p>5541.7694409324</text:p>
              </table:table-cell>
              <table:table-cell office:value-type="float" office:value="17.64">
                <text:p>17.64</text:p>
              </table:table-cell>
              <table:table-cell office:value-type="float" office:value="7.056">
                <text:p>7.0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43">
                <text:p>43</text:p>
              </table:table-cell>
              <table:table-cell office:value-type="float" office:value="5808.80481648753">
                <text:p>5808.80481648753</text:p>
              </table:table-cell>
              <table:table-cell office:value-type="float" office:value="18.49">
                <text:p>18.49</text:p>
              </table:table-cell>
              <table:table-cell office:value-type="float" office:value="7.396">
                <text:p>7.3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44">
                <text:p>44</text:p>
              </table:table-cell>
              <table:table-cell office:value-type="float" office:value="6082.12337734984">
                <text:p>6082.12337734984</text:p>
              </table:table-cell>
              <table:table-cell office:value-type="float" office:value="19.36">
                <text:p>19.36</text:p>
              </table:table-cell>
              <table:table-cell office:value-type="float" office:value="7.744">
                <text:p>7.7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45">
                <text:p>45</text:p>
              </table:table-cell>
              <table:table-cell office:value-type="float" office:value="6361.72512351933">
                <text:p>6361.72512351933</text:p>
              </table:table-cell>
              <table:table-cell office:value-type="float" office:value="20.25">
                <text:p>20.2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46">
                <text:p>46</text:p>
              </table:table-cell>
              <table:table-cell office:value-type="float" office:value="6647.610054996">
                <text:p>6647.610054996</text:p>
              </table:table-cell>
              <table:table-cell office:value-type="float" office:value="21.16">
                <text:p>21.16</text:p>
              </table:table-cell>
              <table:table-cell office:value-type="float" office:value="8.464">
                <text:p>8.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47">
                <text:p>47</text:p>
              </table:table-cell>
              <table:table-cell office:value-type="float" office:value="6939.77817177985">
                <text:p>6939.77817177985</text:p>
              </table:table-cell>
              <table:table-cell office:value-type="float" office:value="22.09">
                <text:p>22.09</text:p>
              </table:table-cell>
              <table:table-cell office:value-type="float" office:value="8.836">
                <text:p>8.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48">
                <text:p>48</text:p>
              </table:table-cell>
              <table:table-cell office:value-type="float" office:value="7238.22947387088">
                <text:p>7238.22947387088</text:p>
              </table:table-cell>
              <table:table-cell office:value-type="float" office:value="23.04">
                <text:p>23.04</text:p>
              </table:table-cell>
              <table:table-cell office:value-type="float" office:value="9.216">
                <text:p>9.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49">
                <text:p>49</text:p>
              </table:table-cell>
              <table:table-cell office:value-type="float" office:value="7542.96396126909">
                <text:p>7542.96396126909</text:p>
              </table:table-cell>
              <table:table-cell office:value-type="float" office:value="24.01">
                <text:p>24.01</text:p>
              </table:table-cell>
              <table:table-cell office:value-type="float" office:value="9.604">
                <text:p>9.6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50">
                <text:p>50</text:p>
              </table:table-cell>
              <table:table-cell office:value-type="float" office:value="7853.98163397448">
                <text:p>7853.9816339744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51">
                <text:p>51</text:p>
              </table:table-cell>
              <table:table-cell office:value-type="float" office:value="8171.28249198706">
                <text:p>8171.28249198706</text:p>
              </table:table-cell>
              <table:table-cell office:value-type="float" office:value="26.01">
                <text:p>26.01</text:p>
              </table:table-cell>
              <table:table-cell office:value-type="float" office:value="10.404">
                <text:p>10.4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52">
                <text:p>52</text:p>
              </table:table-cell>
              <table:table-cell office:value-type="float" office:value="8494.8665353068">
                <text:p>8494.8665353068</text:p>
              </table:table-cell>
              <table:table-cell office:value-type="float" office:value="27.04">
                <text:p>27.04</text:p>
              </table:table-cell>
              <table:table-cell office:value-type="float" office:value="10.816">
                <text:p>10.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53">
                <text:p>53</text:p>
              </table:table-cell>
              <table:table-cell office:value-type="float" office:value="8824.73376393373">
                <text:p>8824.73376393373</text:p>
              </table:table-cell>
              <table:table-cell office:value-type="float" office:value="28.09">
                <text:p>28.09</text:p>
              </table:table-cell>
              <table:table-cell office:value-type="float" office:value="11.236">
                <text:p>11.2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54">
                <text:p>54</text:p>
              </table:table-cell>
              <table:table-cell office:value-type="float" office:value="9160.88417786784">
                <text:p>9160.88417786784</text:p>
              </table:table-cell>
              <table:table-cell office:value-type="float" office:value="29.16">
                <text:p>29.16</text:p>
              </table:table-cell>
              <table:table-cell office:value-type="float" office:value="11.664">
                <text:p>11.6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55">
                <text:p>55</text:p>
              </table:table-cell>
              <table:table-cell office:value-type="float" office:value="9503.31777710912">
                <text:p>9503.31777710912</text:p>
              </table:table-cell>
              <table:table-cell office:value-type="float" office:value="30.25">
                <text:p>30.2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56">
                <text:p>56</text:p>
              </table:table-cell>
              <table:table-cell office:value-type="float" office:value="9852.03456165759">
                <text:p>9852.03456165759</text:p>
              </table:table-cell>
              <table:table-cell office:value-type="float" office:value="31.36">
                <text:p>31.36</text:p>
              </table:table-cell>
              <table:table-cell office:value-type="float" office:value="12.544">
                <text:p>12.5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57">
                <text:p>57</text:p>
              </table:table-cell>
              <table:table-cell office:value-type="float" office:value="10207.0345315132">
                <text:p>10207.0345315132</text:p>
              </table:table-cell>
              <table:table-cell office:value-type="float" office:value="32.49">
                <text:p>32.49</text:p>
              </table:table-cell>
              <table:table-cell office:value-type="float" office:value="12.996">
                <text:p>12.9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58">
                <text:p>58</text:p>
              </table:table-cell>
              <table:table-cell office:value-type="float" office:value="10568.3176866761">
                <text:p>10568.3176866761</text:p>
              </table:table-cell>
              <table:table-cell office:value-type="float" office:value="33.64">
                <text:p>33.64</text:p>
              </table:table-cell>
              <table:table-cell office:value-type="float" office:value="13.456">
                <text:p>13.4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">
                <text:p>0.059</text:p>
              </table:table-cell>
              <table:table-cell office:value-type="float" office:value="59">
                <text:p>59</text:p>
              </table:table-cell>
              <table:table-cell office:value-type="float" office:value="10935.8840271461">
                <text:p>10935.8840271461</text:p>
              </table:table-cell>
              <table:table-cell office:value-type="float" office:value="34.81">
                <text:p>34.81</text:p>
              </table:table-cell>
              <table:table-cell office:value-type="float" office:value="13.924">
                <text:p>13.9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60">
                <text:p>60</text:p>
              </table:table-cell>
              <table:table-cell office:value-type="float" office:value="11309.7335529233">
                <text:p>11309.7335529233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">
                <text:p>0.061</text:p>
              </table:table-cell>
              <table:table-cell office:value-type="float" office:value="61">
                <text:p>61</text:p>
              </table:table-cell>
              <table:table-cell office:value-type="float" office:value="11689.8662640076">
                <text:p>11689.8662640076</text:p>
              </table:table-cell>
              <table:table-cell office:value-type="float" office:value="37.21">
                <text:p>37.21</text:p>
              </table:table-cell>
              <table:table-cell office:value-type="float" office:value="14.884">
                <text:p>14.8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62">
                <text:p>62</text:p>
              </table:table-cell>
              <table:table-cell office:value-type="float" office:value="12076.2821603992">
                <text:p>12076.2821603992</text:p>
              </table:table-cell>
              <table:table-cell office:value-type="float" office:value="38.44">
                <text:p>38.44</text:p>
              </table:table-cell>
              <table:table-cell office:value-type="float" office:value="15.376">
                <text:p>15.3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63">
                <text:p>63</text:p>
              </table:table-cell>
              <table:table-cell office:value-type="float" office:value="12468.9812420979">
                <text:p>12468.9812420979</text:p>
              </table:table-cell>
              <table:table-cell office:value-type="float" office:value="39.69">
                <text:p>39.69</text:p>
              </table:table-cell>
              <table:table-cell office:value-type="float" office:value="15.876">
                <text:p>15.8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64">
                <text:p>64</text:p>
              </table:table-cell>
              <table:table-cell office:value-type="float" office:value="12867.9635091038">
                <text:p>12867.9635091038</text:p>
              </table:table-cell>
              <table:table-cell office:value-type="float" office:value="40.96">
                <text:p>40.96</text:p>
              </table:table-cell>
              <table:table-cell office:value-type="float" office:value="16.384">
                <text:p>16.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65">
                <text:p>65</text:p>
              </table:table-cell>
              <table:table-cell office:value-type="float" office:value="13273.2289614169">
                <text:p>13273.2289614169</text:p>
              </table:table-cell>
              <table:table-cell office:value-type="float" office:value="42.25">
                <text:p>42.25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66">
                <text:p>66</text:p>
              </table:table-cell>
              <table:table-cell office:value-type="float" office:value="13684.7775990371">
                <text:p>13684.7775990371</text:p>
              </table:table-cell>
              <table:table-cell office:value-type="float" office:value="43.56">
                <text:p>43.56</text:p>
              </table:table-cell>
              <table:table-cell office:value-type="float" office:value="17.424">
                <text:p>17.4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67">
                <text:p>67</text:p>
              </table:table-cell>
              <table:table-cell office:value-type="float" office:value="14102.6094219646">
                <text:p>14102.6094219646</text:p>
              </table:table-cell>
              <table:table-cell office:value-type="float" office:value="44.89">
                <text:p>44.89</text:p>
              </table:table-cell>
              <table:table-cell office:value-type="float" office:value="17.956">
                <text:p>17.9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68">
                <text:p>68</text:p>
              </table:table-cell>
              <table:table-cell office:value-type="float" office:value="14526.7244301992">
                <text:p>14526.7244301992</text:p>
              </table:table-cell>
              <table:table-cell office:value-type="float" office:value="46.24">
                <text:p>46.24</text:p>
              </table:table-cell>
              <table:table-cell office:value-type="float" office:value="18.496">
                <text:p>18.4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">
                <text:p>0.069</text:p>
              </table:table-cell>
              <table:table-cell office:value-type="float" office:value="69">
                <text:p>69</text:p>
              </table:table-cell>
              <table:table-cell office:value-type="float" office:value="14957.122623741">
                <text:p>14957.122623741</text:p>
              </table:table-cell>
              <table:table-cell office:value-type="float" office:value="47.61">
                <text:p>47.61</text:p>
              </table:table-cell>
              <table:table-cell office:value-type="float" office:value="19.044">
                <text:p>19.0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70">
                <text:p>70</text:p>
              </table:table-cell>
              <table:table-cell office:value-type="float" office:value="15393.80400259">
                <text:p>15393.80400259</text:p>
              </table:table-cell>
              <table:table-cell office:value-type="float" office:value="49">
                <text:p>49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">
                <text:p>0.071</text:p>
              </table:table-cell>
              <table:table-cell office:value-type="float" office:value="71">
                <text:p>71</text:p>
              </table:table-cell>
              <table:table-cell office:value-type="float" office:value="15836.7685667462">
                <text:p>15836.7685667462</text:p>
              </table:table-cell>
              <table:table-cell office:value-type="float" office:value="50.41">
                <text:p>50.41</text:p>
              </table:table-cell>
              <table:table-cell office:value-type="float" office:value="20.164">
                <text:p>20.1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72">
                <text:p>72</text:p>
              </table:table-cell>
              <table:table-cell office:value-type="float" office:value="16286.0163162095">
                <text:p>16286.0163162095</text:p>
              </table:table-cell>
              <table:table-cell office:value-type="float" office:value="51.84">
                <text:p>51.84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">
                <text:p>0.073</text:p>
              </table:table-cell>
              <table:table-cell office:value-type="float" office:value="73">
                <text:p>73</text:p>
              </table:table-cell>
              <table:table-cell office:value-type="float" office:value="16741.54725098">
                <text:p>16741.54725098</text:p>
              </table:table-cell>
              <table:table-cell office:value-type="float" office:value="53.29">
                <text:p>53.29</text:p>
              </table:table-cell>
              <table:table-cell office:value-type="float" office:value="21.316">
                <text:p>21.3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">
                <text:p>0.074</text:p>
              </table:table-cell>
              <table:table-cell office:value-type="float" office:value="74">
                <text:p>74</text:p>
              </table:table-cell>
              <table:table-cell office:value-type="float" office:value="17203.3613710577">
                <text:p>17203.3613710577</text:p>
              </table:table-cell>
              <table:table-cell office:value-type="float" office:value="54.76">
                <text:p>54.76</text:p>
              </table:table-cell>
              <table:table-cell office:value-type="float" office:value="21.904">
                <text:p>21.9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">
                <text:p>0.075</text:p>
              </table:table-cell>
              <table:table-cell office:value-type="float" office:value="75">
                <text:p>75</text:p>
              </table:table-cell>
              <table:table-cell office:value-type="float" office:value="17671.4586764426">
                <text:p>17671.4586764426</text:p>
              </table:table-cell>
              <table:table-cell office:value-type="float" office:value="56.25">
                <text:p>56.2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">
                <text:p>0.076</text:p>
              </table:table-cell>
              <table:table-cell office:value-type="float" office:value="76">
                <text:p>76</text:p>
              </table:table-cell>
              <table:table-cell office:value-type="float" office:value="18145.8391671346">
                <text:p>18145.8391671346</text:p>
              </table:table-cell>
              <table:table-cell office:value-type="float" office:value="57.76">
                <text:p>57.76</text:p>
              </table:table-cell>
              <table:table-cell office:value-type="float" office:value="23.104">
                <text:p>23.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">
                <text:p>0.077</text:p>
              </table:table-cell>
              <table:table-cell office:value-type="float" office:value="77">
                <text:p>77</text:p>
              </table:table-cell>
              <table:table-cell office:value-type="float" office:value="18626.5028431339">
                <text:p>18626.5028431339</text:p>
              </table:table-cell>
              <table:table-cell office:value-type="float" office:value="59.29">
                <text:p>59.29</text:p>
              </table:table-cell>
              <table:table-cell office:value-type="float" office:value="23.716">
                <text:p>23.7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">
                <text:p>0.078</text:p>
              </table:table-cell>
              <table:table-cell office:value-type="float" office:value="78">
                <text:p>78</text:p>
              </table:table-cell>
              <table:table-cell office:value-type="float" office:value="19113.4497044403">
                <text:p>19113.4497044403</text:p>
              </table:table-cell>
              <table:table-cell office:value-type="float" office:value="60.84">
                <text:p>60.84</text:p>
              </table:table-cell>
              <table:table-cell office:value-type="float" office:value="24.336">
                <text:p>24.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">
                <text:p>0.079</text:p>
              </table:table-cell>
              <table:table-cell office:value-type="float" office:value="79">
                <text:p>79</text:p>
              </table:table-cell>
              <table:table-cell office:value-type="float" office:value="19606.6797510539">
                <text:p>19606.6797510539</text:p>
              </table:table-cell>
              <table:table-cell office:value-type="float" office:value="62.41">
                <text:p>62.41</text:p>
              </table:table-cell>
              <table:table-cell office:value-type="float" office:value="24.964">
                <text:p>24.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">
                <text:p>0.08</text:p>
              </table:table-cell>
              <table:table-cell office:value-type="float" office:value="80">
                <text:p>80</text:p>
              </table:table-cell>
              <table:table-cell office:value-type="float" office:value="20106.1929829747">
                <text:p>20106.1929829747</text:p>
              </table:table-cell>
              <table:table-cell office:value-type="float" office:value="64">
                <text:p>64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">
                <text:p>0.081</text:p>
              </table:table-cell>
              <table:table-cell office:value-type="float" office:value="81">
                <text:p>81</text:p>
              </table:table-cell>
              <table:table-cell office:value-type="float" office:value="20611.9894002026">
                <text:p>20611.9894002026</text:p>
              </table:table-cell>
              <table:table-cell office:value-type="float" office:value="65.61">
                <text:p>65.61</text:p>
              </table:table-cell>
              <table:table-cell office:value-type="float" office:value="26.244">
                <text:p>26.2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">
                <text:p>0.082</text:p>
              </table:table-cell>
              <table:table-cell office:value-type="float" office:value="82">
                <text:p>82</text:p>
              </table:table-cell>
              <table:table-cell office:value-type="float" office:value="21124.0690027378">
                <text:p>21124.0690027378</text:p>
              </table:table-cell>
              <table:table-cell office:value-type="float" office:value="67.24">
                <text:p>67.24</text:p>
              </table:table-cell>
              <table:table-cell office:value-type="float" office:value="26.896">
                <text:p>26.8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">
                <text:p>0.083</text:p>
              </table:table-cell>
              <table:table-cell office:value-type="float" office:value="83">
                <text:p>83</text:p>
              </table:table-cell>
              <table:table-cell office:value-type="float" office:value="21642.4317905801">
                <text:p>21642.4317905801</text:p>
              </table:table-cell>
              <table:table-cell office:value-type="float" office:value="68.89">
                <text:p>68.89</text:p>
              </table:table-cell>
              <table:table-cell office:value-type="float" office:value="27.556">
                <text:p>27.5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">
                <text:p>0.084</text:p>
              </table:table-cell>
              <table:table-cell office:value-type="float" office:value="84">
                <text:p>84</text:p>
              </table:table-cell>
              <table:table-cell office:value-type="float" office:value="22167.0777637296">
                <text:p>22167.0777637296</text:p>
              </table:table-cell>
              <table:table-cell office:value-type="float" office:value="70.56">
                <text:p>70.56</text:p>
              </table:table-cell>
              <table:table-cell office:value-type="float" office:value="28.224">
                <text:p>28.2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">
                <text:p>0.085</text:p>
              </table:table-cell>
              <table:table-cell office:value-type="float" office:value="85">
                <text:p>85</text:p>
              </table:table-cell>
              <table:table-cell office:value-type="float" office:value="22698.0069221863">
                <text:p>22698.0069221863</text:p>
              </table:table-cell>
              <table:table-cell office:value-type="float" office:value="72.25">
                <text:p>72.25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">
                <text:p>0.086</text:p>
              </table:table-cell>
              <table:table-cell office:value-type="float" office:value="86">
                <text:p>86</text:p>
              </table:table-cell>
              <table:table-cell office:value-type="float" office:value="23235.2192659501">
                <text:p>23235.2192659501</text:p>
              </table:table-cell>
              <table:table-cell office:value-type="float" office:value="73.96">
                <text:p>73.96</text:p>
              </table:table-cell>
              <table:table-cell office:value-type="float" office:value="29.584">
                <text:p>29.5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">
                <text:p>0.087</text:p>
              </table:table-cell>
              <table:table-cell office:value-type="float" office:value="87">
                <text:p>87</text:p>
              </table:table-cell>
              <table:table-cell office:value-type="float" office:value="23778.7147950212">
                <text:p>23778.7147950212</text:p>
              </table:table-cell>
              <table:table-cell office:value-type="float" office:value="75.69">
                <text:p>75.69</text:p>
              </table:table-cell>
              <table:table-cell office:value-type="float" office:value="30.276">
                <text:p>30.2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">
                <text:p>0.088</text:p>
              </table:table-cell>
              <table:table-cell office:value-type="float" office:value="88">
                <text:p>88</text:p>
              </table:table-cell>
              <table:table-cell office:value-type="float" office:value="24328.4935093994">
                <text:p>24328.4935093994</text:p>
              </table:table-cell>
              <table:table-cell office:value-type="float" office:value="77.44">
                <text:p>77.44</text:p>
              </table:table-cell>
              <table:table-cell office:value-type="float" office:value="30.976">
                <text:p>30.9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">
                <text:p>0.089</text:p>
              </table:table-cell>
              <table:table-cell office:value-type="float" office:value="89">
                <text:p>89</text:p>
              </table:table-cell>
              <table:table-cell office:value-type="float" office:value="24884.5554090847">
                <text:p>24884.5554090847</text:p>
              </table:table-cell>
              <table:table-cell office:value-type="float" office:value="79.21">
                <text:p>79.21</text:p>
              </table:table-cell>
              <table:table-cell office:value-type="float" office:value="31.684">
                <text:p>31.6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">
                <text:p>0.09</text:p>
              </table:table-cell>
              <table:table-cell office:value-type="float" office:value="90">
                <text:p>90</text:p>
              </table:table-cell>
              <table:table-cell office:value-type="float" office:value="25446.9004940773">
                <text:p>25446.9004940773</text:p>
              </table:table-cell>
              <table:table-cell office:value-type="float" office:value="81">
                <text:p>81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">
                <text:p>0.091</text:p>
              </table:table-cell>
              <table:table-cell office:value-type="float" office:value="91">
                <text:p>91</text:p>
              </table:table-cell>
              <table:table-cell office:value-type="float" office:value="26015.5287643771">
                <text:p>26015.5287643771</text:p>
              </table:table-cell>
              <table:table-cell office:value-type="float" office:value="82.81">
                <text:p>82.81</text:p>
              </table:table-cell>
              <table:table-cell office:value-type="float" office:value="33.124">
                <text:p>33.1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">
                <text:p>0.092</text:p>
              </table:table-cell>
              <table:table-cell office:value-type="float" office:value="92">
                <text:p>92</text:p>
              </table:table-cell>
              <table:table-cell office:value-type="float" office:value="26590.440219984">
                <text:p>26590.440219984</text:p>
              </table:table-cell>
              <table:table-cell office:value-type="float" office:value="84.64">
                <text:p>84.64</text:p>
              </table:table-cell>
              <table:table-cell office:value-type="float" office:value="33.856">
                <text:p>33.8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">
                <text:p>0.093</text:p>
              </table:table-cell>
              <table:table-cell office:value-type="float" office:value="93">
                <text:p>93</text:p>
              </table:table-cell>
              <table:table-cell office:value-type="float" office:value="27171.6348608981">
                <text:p>27171.6348608981</text:p>
              </table:table-cell>
              <table:table-cell office:value-type="float" office:value="86.49">
                <text:p>86.49</text:p>
              </table:table-cell>
              <table:table-cell office:value-type="float" office:value="34.596">
                <text:p>34.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">
                <text:p>0.094</text:p>
              </table:table-cell>
              <table:table-cell office:value-type="float" office:value="94">
                <text:p>94</text:p>
              </table:table-cell>
              <table:table-cell office:value-type="float" office:value="27759.1126871194">
                <text:p>27759.1126871194</text:p>
              </table:table-cell>
              <table:table-cell office:value-type="float" office:value="88.36">
                <text:p>88.36</text:p>
              </table:table-cell>
              <table:table-cell office:value-type="float" office:value="35.344">
                <text:p>35.3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">
                <text:p>0.095</text:p>
              </table:table-cell>
              <table:table-cell office:value-type="float" office:value="95">
                <text:p>95</text:p>
              </table:table-cell>
              <table:table-cell office:value-type="float" office:value="28352.8736986479">
                <text:p>28352.8736986479</text:p>
              </table:table-cell>
              <table:table-cell office:value-type="float" office:value="90.25">
                <text:p>90.25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">
                <text:p>0.096</text:p>
              </table:table-cell>
              <table:table-cell office:value-type="float" office:value="96">
                <text:p>96</text:p>
              </table:table-cell>
              <table:table-cell office:value-type="float" office:value="28952.9178954835">
                <text:p>28952.9178954835</text:p>
              </table:table-cell>
              <table:table-cell office:value-type="float" office:value="92.16">
                <text:p>92.16</text:p>
              </table:table-cell>
              <table:table-cell office:value-type="float" office:value="36.864">
                <text:p>36.8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">
                <text:p>0.097</text:p>
              </table:table-cell>
              <table:table-cell office:value-type="float" office:value="97">
                <text:p>97</text:p>
              </table:table-cell>
              <table:table-cell office:value-type="float" office:value="29559.2452776264">
                <text:p>29559.2452776264</text:p>
              </table:table-cell>
              <table:table-cell office:value-type="float" office:value="94.09">
                <text:p>94.09</text:p>
              </table:table-cell>
              <table:table-cell office:value-type="float" office:value="37.636">
                <text:p>37.6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">
                <text:p>0.098</text:p>
              </table:table-cell>
              <table:table-cell office:value-type="float" office:value="98">
                <text:p>98</text:p>
              </table:table-cell>
              <table:table-cell office:value-type="float" office:value="30171.8558450764">
                <text:p>30171.8558450764</text:p>
              </table:table-cell>
              <table:table-cell office:value-type="float" office:value="96.04">
                <text:p>96.04</text:p>
              </table:table-cell>
              <table:table-cell office:value-type="float" office:value="38.416">
                <text:p>38.4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">
                <text:p>0.099</text:p>
              </table:table-cell>
              <table:table-cell office:value-type="float" office:value="99">
                <text:p>99</text:p>
              </table:table-cell>
              <table:table-cell office:value-type="float" office:value="30790.7495978336">
                <text:p>30790.7495978336</text:p>
              </table:table-cell>
              <table:table-cell office:value-type="float" office:value="98.01">
                <text:p>98.01</text:p>
              </table:table-cell>
              <table:table-cell office:value-type="float" office:value="39.204">
                <text:p>39.2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31415.9265358979">
                <text:p>31415.9265358979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8cm" svg:y="4.189cm" style:legend-expansion="high" chart:style-name="ch2"/>
        <chart:plot-area chart:style-name="ch3" table:cell-range-address="Sheet1.B32:Sheet1.B132 Sheet1.E32:Sheet1.E132" svg:x="0.099cm" svg:y="0.156cm" svg:width="12.447cm" svg:height="8.64cm">
          <chartooo:coordinate-region svg:x="0.946cm" svg:y="0.368cm" svg:width="11.257cm" svg:height="7.7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2:Sheet1.E132" chart:class="chart:scatter">
            <chart:domain table:cell-range-address="Sheet1.B32:Sheet1.B13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2:Sheet1.B132</svg:desc>
                </draw:g>
              </table:table-cell>
              <table:table-cell office:value-type="float" office:value="0">
                <text:p>0</text:p>
                <draw:g>
                  <svg:desc>Sheet1.E32:Sheet1.E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17.64">
                <text:p>17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22.09">
                <text:p>22.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28.09">
                <text:p>28.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29.16">
                <text:p>29.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31.36">
                <text:p>31.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32.49">
                <text:p>32.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33.64">
                <text:p>33.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">
                <text:p>0.059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">
                <text:p>0.061</text:p>
              </table:table-cell>
              <table:table-cell office:value-type="float" office:value="37.21">
                <text:p>37.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38.44">
                <text:p>38.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39.69">
                <text:p>39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43.56">
                <text:p>43.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44.89">
                <text:p>44.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46.24">
                <text:p>46.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">
                <text:p>0.069</text:p>
              </table:table-cell>
              <table:table-cell office:value-type="float" office:value="47.61">
                <text:p>47.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">
                <text:p>0.07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51.84">
                <text:p>51.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">
                <text:p>0.073</text:p>
              </table:table-cell>
              <table:table-cell office:value-type="float" office:value="53.29">
                <text:p>53.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">
                <text:p>0.074</text:p>
              </table:table-cell>
              <table:table-cell office:value-type="float" office:value="54.76">
                <text:p>54.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">
                <text:p>0.07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">
                <text:p>0.076</text:p>
              </table:table-cell>
              <table:table-cell office:value-type="float" office:value="57.76">
                <text:p>57.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">
                <text:p>0.077</text:p>
              </table:table-cell>
              <table:table-cell office:value-type="float" office:value="59.29">
                <text:p>59.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">
                <text:p>0.078</text:p>
              </table:table-cell>
              <table:table-cell office:value-type="float" office:value="60.84">
                <text:p>60.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">
                <text:p>0.079</text:p>
              </table:table-cell>
              <table:table-cell office:value-type="float" office:value="62.41">
                <text:p>62.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">
                <text:p>0.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">
                <text:p>0.081</text:p>
              </table:table-cell>
              <table:table-cell office:value-type="float" office:value="65.61">
                <text:p>65.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">
                <text:p>0.082</text:p>
              </table:table-cell>
              <table:table-cell office:value-type="float" office:value="67.24">
                <text:p>67.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">
                <text:p>0.083</text:p>
              </table:table-cell>
              <table:table-cell office:value-type="float" office:value="68.89">
                <text:p>68.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">
                <text:p>0.084</text:p>
              </table:table-cell>
              <table:table-cell office:value-type="float" office:value="70.56">
                <text:p>70.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">
                <text:p>0.08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">
                <text:p>0.086</text:p>
              </table:table-cell>
              <table:table-cell office:value-type="float" office:value="73.96">
                <text:p>73.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">
                <text:p>0.087</text:p>
              </table:table-cell>
              <table:table-cell office:value-type="float" office:value="75.69">
                <text:p>75.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">
                <text:p>0.088</text:p>
              </table:table-cell>
              <table:table-cell office:value-type="float" office:value="77.44">
                <text:p>77.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">
                <text:p>0.089</text:p>
              </table:table-cell>
              <table:table-cell office:value-type="float" office:value="79.21">
                <text:p>79.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">
                <text:p>0.0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">
                <text:p>0.091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">
                <text:p>0.092</text:p>
              </table:table-cell>
              <table:table-cell office:value-type="float" office:value="84.64">
                <text:p>84.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">
                <text:p>0.093</text:p>
              </table:table-cell>
              <table:table-cell office:value-type="float" office:value="86.49">
                <text:p>86.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">
                <text:p>0.094</text:p>
              </table:table-cell>
              <table:table-cell office:value-type="float" office:value="88.36">
                <text:p>88.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">
                <text:p>0.095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">
                <text:p>0.096</text:p>
              </table:table-cell>
              <table:table-cell office:value-type="float" office:value="92.16">
                <text:p>92.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">
                <text:p>0.097</text:p>
              </table:table-cell>
              <table:table-cell office:value-type="float" office:value="94.09">
                <text:p>94.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">
                <text:p>0.098</text:p>
              </table:table-cell>
              <table:table-cell office:value-type="float" office:value="96.04">
                <text:p>96.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">
                <text:p>0.099</text:p>
              </table:table-cell>
              <table:table-cell office:value-type="float" office:value="98.01">
                <text:p>98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